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2"/>
    <style:style style:name="ce10" style:family="table-cell" style:parent-style-name="Default" style:data-style-name="N129"/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" table:style-name="ta1">
        <table:shapes>
          <draw:frame draw:z-index="0" draw:style-name="gr1" draw:text-style-name="P1" svg:width="453.49pt" svg:height="255.09pt" svg:x="391.32pt" svg:y="93.26pt">
            <draw:object draw:notify-on-update-of-ranges="TESTREPEATS_1.C6:TESTREPEATS_1.U6 TESTREPEATS_1.C6:TESTREPEATS_1.U6 TESTREPEATS_1.B8:TESTREPEATS_1.B8 TESTREPEATS_1.C8:TESTREPEATS_1.U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9" table:default-cell-style-name="Default"/>
        <table:table-row table:style-name="ro1" table:number-rows-repeated="5">
          <table:table-cell table:number-columns-repeated="2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82697" calcext:value-type="float">
            <text:p>0.282697</text:p>
          </table:table-cell>
          <table:table-cell office:value-type="float" office:value="0.378352" calcext:value-type="float">
            <text:p>0.378352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421296" calcext:value-type="float">
            <text:p>0.421296</text:p>
          </table:table-cell>
          <table:table-cell office:value-type="float" office:value="0.473318" calcext:value-type="float">
            <text:p>0.473318</text:p>
          </table:table-cell>
          <table:table-cell office:value-type="float" office:value="0.430556" calcext:value-type="float">
            <text:p>0.430556</text:p>
          </table:table-cell>
          <table:table-cell office:value-type="float" office:value="0.445476" calcext:value-type="float">
            <text:p>0.445476</text:p>
          </table:table-cell>
          <table:table-cell office:value-type="float" office:value="0.454756" calcext:value-type="float">
            <text:p>0.454756</text:p>
          </table:table-cell>
          <table:table-cell office:value-type="float" office:value="0.464037" calcext:value-type="float">
            <text:p>0.464037</text:p>
          </table:table-cell>
          <table:table-cell office:value-type="float" office:value="0.5" calcext:value-type="float">
            <text:p>0.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76744" calcext:value-type="float">
            <text:p>0.576744</text:p>
          </table:table-cell>
          <table:table-cell office:value-type="float" office:value="0.425926" calcext:value-type="float">
            <text:p>0.42592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84361" calcext:value-type="float">
            <text:p>0.284361</text:p>
          </table:table-cell>
          <table:table-cell office:value-type="float" office:value="0.377861" calcext:value-type="float">
            <text:p>0.377861</text:p>
          </table:table-cell>
          <table:table-cell office:value-type="float" office:value="0.495872" calcext:value-type="float">
            <text:p>0.495872</text:p>
          </table:table-cell>
          <table:table-cell office:value-type="float" office:value="0.423341" calcext:value-type="float">
            <text:p>0.423341</text:p>
          </table:table-cell>
          <table:table-cell office:value-type="float" office:value="0.496879" calcext:value-type="float">
            <text:p>0.496879</text:p>
          </table:table-cell>
          <table:table-cell office:value-type="float" office:value="0.451425" calcext:value-type="float">
            <text:p>0.451425</text:p>
          </table:table-cell>
          <table:table-cell office:value-type="float" office:value="0.453948" calcext:value-type="float">
            <text:p>0.453948</text:p>
          </table:table-cell>
          <table:table-cell office:value-type="float" office:value="0.472617" calcext:value-type="float">
            <text:p>0.472617</text:p>
          </table:table-cell>
          <table:table-cell office:value-type="float" office:value="0.490454" calcext:value-type="float">
            <text:p>0.490454</text:p>
          </table:table-cell>
          <table:table-cell office:value-type="float" office:value="0.514738" calcext:value-type="float">
            <text:p>0.514738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435103" calcext:value-type="float">
            <text:p>0.435103</text:p>
          </table:table-cell>
          <table:table-cell office:value-type="float" office:value="0.590463" calcext:value-type="float">
            <text:p>0.590463</text:p>
          </table:table-cell>
          <table:table-cell office:value-type="float" office:value="0.428322" calcext:value-type="float">
            <text:p>0.428322</text:p>
          </table:table-cell>
          <table:table-cell office:value-type="float" office:value="0.541891" calcext:value-type="float">
            <text:p>0.541891</text:p>
          </table:table-cell>
          <table:table-cell office:value-type="float" office:value="0.528015" calcext:value-type="float">
            <text:p>0.528015</text:p>
          </table:table-cell>
          <table:table-cell office:value-type="float" office:value="0.478573" calcext:value-type="float">
            <text:p>0.478573</text:p>
          </table:table-cell>
          <table:table-cell office:value-type="float" office:value="0.458375" calcext:value-type="float">
            <text:p>0.458375</text:p>
          </table:table-cell>
          <table:table-cell office:value-type="float" office:value="0.507443" calcext:value-type="float">
            <text:p>0.50744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63" calcext:value-type="float">
            <text:p>1063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514" calcext:value-type="float">
            <text:p>2514</text:p>
          </table:table-cell>
          <table:table-cell office:value-type="float" office:value="622" calcext:value-type="float">
            <text:p>622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50" calcext:value-type="float">
            <text:p>45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92" calcext:value-type="float">
            <text:p>59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985" calcext:value-type="float">
            <text:p>2985</text:p>
          </table:table-cell>
          <table:table-cell office:value-type="float" office:value="745" calcext:value-type="float">
            <text:p>745</text:p>
          </table:table-cell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67" calcext:value-type="float">
            <text:p>46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59" calcext:value-type="float">
            <text:p>459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37" calcext:value-type="float">
            <text:p>3137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48" calcext:value-type="float">
            <text:p>548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53" calcext:value-type="float">
            <text:p>3353</text:p>
          </table:table-cell>
          <table:table-cell office:value-type="float" office:value="778" calcext:value-type="float">
            <text:p>778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88" calcext:value-type="float">
            <text:p>588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45" calcext:value-type="float">
            <text:p>345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41" calcext:value-type="float">
            <text:p>54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037" calcext:value-type="float">
            <text:p>3037</text:p>
          </table:table-cell>
          <table:table-cell office:value-type="float" office:value="755" calcext:value-type="float">
            <text:p>755</text:p>
          </table:table-cell>
          <table:table-cell office:value-type="float" office:value="228" calcext:value-type="float">
            <text:p>22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75" calcext:value-type="float">
            <text:p>37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80" calcext:value-type="float">
            <text:p>3380</text:p>
          </table:table-cell>
          <table:table-cell office:value-type="float" office:value="780" calcext:value-type="float">
            <text:p>780</text:p>
          </table:table-cell>
          <table:table-cell office:value-type="float" office:value="222" calcext:value-type="float">
            <text:p>222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74" calcext:value-type="float">
            <text:p>674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02551" calcext:value-type="float">
            <text:p>0.202551</text:p>
          </table:table-cell>
          <table:table-cell office:value-type="float" office:value="0.27907" calcext:value-type="float">
            <text:p>0.27907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301887" calcext:value-type="float">
            <text:p>0.301887</text:p>
          </table:table-cell>
          <table:table-cell office:value-type="float" office:value="0.302632" calcext:value-type="float">
            <text:p>0.302632</text:p>
          </table:table-cell>
          <table:table-cell office:value-type="float" office:value="0.362319" calcext:value-type="float">
            <text:p>0.36231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0.328947" calcext:value-type="float">
            <text:p>0.32894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4" calcext:value-type="float">
            <text:p>0.4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384615" calcext:value-type="float">
            <text:p>0.38461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9408" calcext:value-type="float">
            <text:p>0.299408</text:p>
          </table:table-cell>
          <table:table-cell office:value-type="float" office:value="0.486188" calcext:value-type="float">
            <text:p>0.486188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" calcext:value-type="float">
            <text:p>0.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55" calcext:value-type="float">
            <text:p>0.55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5" calcext:value-type="float">
            <text:p>0.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2583" calcext:value-type="float">
            <text:p>0.272583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" calcext:value-type="float">
            <text:p>0.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5" calcext:value-type="float">
            <text:p>0.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307692" calcext:value-type="float">
            <text:p>0.307692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67688" calcext:value-type="float">
            <text:p>0.367688</text:p>
          </table:table-cell>
          <table:table-cell office:value-type="float" office:value="0.460177" calcext:value-type="float">
            <text:p>0.460177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424242" calcext:value-type="float">
            <text:p>0.424242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75758" calcext:value-type="float">
            <text:p>0.575758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" calcext:value-type="float">
            <text:p>0.5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44" calcext:value-type="float">
            <text:p>0.44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89391" calcext:value-type="float">
            <text:p>0.389391</text:p>
          </table:table-cell>
          <table:table-cell office:value-type="float" office:value="0.531073" calcext:value-type="float">
            <text:p>0.531073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55172" calcext:value-type="float">
            <text:p>0.655172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7" calcext:value-type="float">
            <text:p>0.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16216" calcext:value-type="float">
            <text:p>0.21621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15" calcext:value-type="float">
            <text:p>0.15</text:p>
          </table:table-cell>
          <table:table-cell office:value-type="float" office:value="0.473684" calcext:value-type="float">
            <text:p>0.473684</text:p>
          </table:table-cell>
          <table:table-cell office:value-type="float" office:value="0.259259" calcext:value-type="float">
            <text:p>0.259259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54545" calcext:value-type="float">
            <text:p>0.454545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51389" calcext:value-type="float">
            <text:p>0.351389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555556" calcext:value-type="float">
            <text:p>0.55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8889" calcext:value-type="float">
            <text:p>0.238889</text:p>
          </table:table-cell>
          <table:table-cell office:value-type="float" office:value="0.279762" calcext:value-type="float">
            <text:p>0.2797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59524" calcext:value-type="float">
            <text:p>0.559524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38889" calcext:value-type="float">
            <text:p>0.0638889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194444" calcext:value-type="float">
            <text:p>0.194444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6303" calcext:value-type="float">
            <text:p>0.26303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0.5" calcext:value-type="float">
            <text:p>0.5</text:p>
          </table:table-cell>
          <table:table-cell office:value-type="float" office:value="0.359551" calcext:value-type="float">
            <text:p>0.359551</text:p>
          </table:table-cell>
          <table:table-cell office:value-type="float" office:value="0.410714" calcext:value-type="float">
            <text:p>0.410714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30097" calcext:value-type="float">
            <text:p>0.330097</text:p>
          </table:table-cell>
          <table:table-cell office:value-type="float" office:value="0.446429" calcext:value-type="float">
            <text:p>0.446429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" calcext:value-type="float">
            <text:p>0.5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0.410256" calcext:value-type="float">
            <text:p>0.410256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26316" calcext:value-type="float">
            <text:p>0.52631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23323" calcext:value-type="float">
            <text:p>0.323323</text:p>
          </table:table-cell>
          <table:table-cell office:value-type="float" office:value="0.504298" calcext:value-type="float">
            <text:p>0.504298</text:p>
          </table:table-cell>
          <table:table-cell office:value-type="float" office:value="0.482143" calcext:value-type="float">
            <text:p>0.482143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54626" calcext:value-type="float">
            <text:p>0.254626</text:p>
          </table:table-cell>
          <table:table-cell office:value-type="float" office:value="0.286585" calcext:value-type="float">
            <text:p>0.286585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56" calcext:value-type="float">
            <text:p>0.56</text:p>
          </table:table-cell>
          <table:table-cell office:value-type="float" office:value="0.557377" calcext:value-type="float">
            <text:p>0.557377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8824" calcext:value-type="float">
            <text:p>0.55882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32" calcext:value-type="float">
            <text:p>0.32</text:p>
          </table:table-cell>
          <table:table-cell table:style-name="ce2" office:value-type="string" calcext:value-type="string">
            <text:p>2.31764e-31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44671" calcext:value-type="float">
            <text:p>0.244671</text:p>
          </table:table-cell>
          <table:table-cell office:value-type="float" office:value="0.370107" calcext:value-type="float">
            <text:p>0.370107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405797" calcext:value-type="float">
            <text:p>0.405797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5" calcext:value-type="float">
            <text:p>0.5</text:p>
          </table:table-cell>
          <table:table-cell office:value-type="float" office:value="0.550725" calcext:value-type="float">
            <text:p>0.550725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324324" calcext:value-type="float">
            <text:p>0.324324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29639" calcext:value-type="float">
            <text:p>0.429639</text:p>
          </table:table-cell>
          <table:table-cell office:value-type="float" office:value="0.544928" calcext:value-type="float">
            <text:p>0.544928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584615" calcext:value-type="float">
            <text:p>0.584615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" calcext:value-type="float">
            <text:p>0.6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55348" calcext:value-type="float">
            <text:p>0.0955348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98507" calcext:value-type="float">
            <text:p>0.29850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229508" calcext:value-type="float">
            <text:p>0.22950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44828" calcext:value-type="float">
            <text:p>0.344828</text:p>
          </table:table-cell>
          <table:table-cell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102763" calcext:value-type="float">
            <text:p>102763</text:p>
          </table:table-cell>
          <table:table-cell/>
          <table:table-cell office:value-type="float" office:value="91847" calcext:value-type="float">
            <text:p>91847</text:p>
          </table:table-cell>
          <table:table-cell office:value-type="float" office:value="71666" calcext:value-type="float">
            <text:p>71666</text:p>
          </table:table-cell>
          <table:table-cell/>
          <table:table-cell office:value-type="float" office:value="85053" calcext:value-type="float">
            <text:p>85053</text:p>
          </table:table-cell>
          <table:table-cell office:value-type="float" office:value="85904" calcext:value-type="float">
            <text:p>85904</text:p>
          </table:table-cell>
          <table:table-cell office:value-type="float" office:value="91238" calcext:value-type="float">
            <text:p>91238</text:p>
          </table:table-cell>
          <table:table-cell office:value-type="float" office:value="91937" calcext:value-type="float">
            <text:p>91937</text:p>
          </table:table-cell>
          <table:table-cell office:value-type="float" office:value="90792" calcext:value-type="float">
            <text:p>90792</text:p>
          </table:table-cell>
          <table:table-cell office:value-type="float" office:value="52110" calcext:value-type="float">
            <text:p>52110</text:p>
          </table:table-cell>
          <table:table-cell office:value-type="float" office:value="53554" calcext:value-type="float">
            <text:p>53554</text:p>
          </table:table-cell>
          <table:table-cell office:value-type="float" office:value="53867" calcext:value-type="float">
            <text:p>53867</text:p>
          </table:table-cell>
          <table:table-cell office:value-type="float" office:value="54127" calcext:value-type="float">
            <text:p>54127</text:p>
          </table:table-cell>
          <table:table-cell office:value-type="float" office:value="56730" calcext:value-type="float">
            <text:p>56730</text:p>
          </table:table-cell>
          <table:table-cell office:value-type="float" office:value="56798" calcext:value-type="float">
            <text:p>56798</text:p>
          </table:table-cell>
          <table:table-cell office:value-type="float" office:value="67247" calcext:value-type="float">
            <text:p>67247</text:p>
          </table:table-cell>
          <table:table-cell office:value-type="float" office:value="66272" calcext:value-type="float">
            <text:p>66272</text:p>
          </table:table-cell>
          <table:table-cell office:value-type="float" office:value="84067" calcext:value-type="float">
            <text:p>84067</text:p>
          </table:table-cell>
          <table:table-cell office:value-type="float" office:value="57477" calcext:value-type="float">
            <text:p>57477</text:p>
          </table:table-cell>
        </table:table-row>
        <table:table-row table:style-name="ro1">
          <table:table-cell/>
          <table:table-cell office:value-type="float" office:value="97888" calcext:value-type="float">
            <text:p>97888</text:p>
          </table:table-cell>
          <table:table-cell/>
          <table:table-cell office:value-type="float" office:value="93406" calcext:value-type="float">
            <text:p>93406</text:p>
          </table:table-cell>
          <table:table-cell office:value-type="float" office:value="68663" calcext:value-type="float">
            <text:p>68663</text:p>
          </table:table-cell>
          <table:table-cell/>
          <table:table-cell office:value-type="float" office:value="80379" calcext:value-type="float">
            <text:p>80379</text:p>
          </table:table-cell>
          <table:table-cell office:value-type="float" office:value="83746" calcext:value-type="float">
            <text:p>83746</text:p>
          </table:table-cell>
          <table:table-cell office:value-type="float" office:value="86631" calcext:value-type="float">
            <text:p>86631</text:p>
          </table:table-cell>
          <table:table-cell office:value-type="float" office:value="89175" calcext:value-type="float">
            <text:p>89175</text:p>
          </table:table-cell>
          <table:table-cell office:value-type="float" office:value="87233" calcext:value-type="float">
            <text:p>87233</text:p>
          </table:table-cell>
          <table:table-cell office:value-type="float" office:value="49409" calcext:value-type="float">
            <text:p>49409</text:p>
          </table:table-cell>
          <table:table-cell office:value-type="float" office:value="51544" calcext:value-type="float">
            <text:p>51544</text:p>
          </table:table-cell>
          <table:table-cell office:value-type="float" office:value="52645" calcext:value-type="float">
            <text:p>52645</text:p>
          </table:table-cell>
          <table:table-cell office:value-type="float" office:value="52860" calcext:value-type="float">
            <text:p>52860</text:p>
          </table:table-cell>
          <table:table-cell office:value-type="float" office:value="52824" calcext:value-type="float">
            <text:p>52824</text:p>
          </table:table-cell>
          <table:table-cell office:value-type="float" office:value="54513" calcext:value-type="float">
            <text:p>54513</text:p>
          </table:table-cell>
          <table:table-cell office:value-type="float" office:value="63679" calcext:value-type="float">
            <text:p>63679</text:p>
          </table:table-cell>
          <table:table-cell office:value-type="float" office:value="62131" calcext:value-type="float">
            <text:p>62131</text:p>
          </table:table-cell>
          <table:table-cell office:value-type="float" office:value="81596" calcext:value-type="float">
            <text:p>81596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1">
          <table:table-cell/>
          <table:table-cell office:value-type="float" office:value="52649" calcext:value-type="float">
            <text:p>52649</text:p>
          </table:table-cell>
          <table:table-cell/>
          <table:table-cell office:value-type="float" office:value="52259" calcext:value-type="float">
            <text:p>52259</text:p>
          </table:table-cell>
          <table:table-cell office:value-type="float" office:value="40571" calcext:value-type="float">
            <text:p>40571</text:p>
          </table:table-cell>
          <table:table-cell/>
          <table:table-cell office:value-type="float" office:value="48685" calcext:value-type="float">
            <text:p>48685</text:p>
          </table:table-cell>
          <table:table-cell office:value-type="float" office:value="50608" calcext:value-type="float">
            <text:p>50608</text:p>
          </table:table-cell>
          <table:table-cell office:value-type="float" office:value="51734" calcext:value-type="float">
            <text:p>51734</text:p>
          </table:table-cell>
          <table:table-cell office:value-type="float" office:value="53533" calcext:value-type="float">
            <text:p>53533</text:p>
          </table:table-cell>
          <table:table-cell office:value-type="float" office:value="53178" calcext:value-type="float">
            <text:p>53178</text:p>
          </table:table-cell>
          <table:table-cell office:value-type="float" office:value="30261" calcext:value-type="float">
            <text:p>30261</text:p>
          </table:table-cell>
          <table:table-cell office:value-type="float" office:value="31270" calcext:value-type="float">
            <text:p>31270</text:p>
          </table:table-cell>
          <table:table-cell office:value-type="float" office:value="32345" calcext:value-type="float">
            <text:p>32345</text:p>
          </table:table-cell>
          <table:table-cell office:value-type="float" office:value="32437" calcext:value-type="float">
            <text:p>32437</text:p>
          </table:table-cell>
          <table:table-cell office:value-type="float" office:value="32620" calcext:value-type="float">
            <text:p>32620</text:p>
          </table:table-cell>
          <table:table-cell office:value-type="float" office:value="33357" calcext:value-type="float">
            <text:p>33357</text:p>
          </table:table-cell>
          <table:table-cell office:value-type="float" office:value="38688" calcext:value-type="float">
            <text:p>38688</text:p>
          </table:table-cell>
          <table:table-cell office:value-type="float" office:value="37464" calcext:value-type="float">
            <text:p>37464</text:p>
          </table:table-cell>
          <table:table-cell office:value-type="float" office:value="49438" calcext:value-type="float">
            <text:p>49438</text:p>
          </table:table-cell>
          <table:table-cell office:value-type="float" office:value="34173" calcext:value-type="float">
            <text:p>34173</text:p>
          </table:table-cell>
        </table:table-row>
        <table:table-row table:style-name="ro1">
          <table:table-cell/>
          <table:table-cell office:value-type="float" office:value="253300" calcext:value-type="float">
            <text:p>253300</text:p>
          </table:table-cell>
          <table:table-cell/>
          <table:table-cell office:value-type="float" office:value="237512" calcext:value-type="float">
            <text:p>237512</text:p>
          </table:table-cell>
          <table:table-cell office:value-type="float" office:value="180900" calcext:value-type="float">
            <text:p>180900</text:p>
          </table:table-cell>
          <table:table-cell/>
          <table:table-cell office:value-type="float" office:value="214117" calcext:value-type="float">
            <text:p>214117</text:p>
          </table:table-cell>
          <table:table-cell office:value-type="float" office:value="220258" calcext:value-type="float">
            <text:p>220258</text:p>
          </table:table-cell>
          <table:table-cell office:value-type="float" office:value="229603" calcext:value-type="float">
            <text:p>229603</text:p>
          </table:table-cell>
          <table:table-cell office:value-type="float" office:value="234645" calcext:value-type="float">
            <text:p>234645</text:p>
          </table:table-cell>
          <table:table-cell office:value-type="float" office:value="231203" calcext:value-type="float">
            <text:p>231203</text:p>
          </table:table-cell>
          <table:table-cell office:value-type="float" office:value="131780" calcext:value-type="float">
            <text:p>131780</text:p>
          </table:table-cell>
          <table:table-cell office:value-type="float" office:value="136368" calcext:value-type="float">
            <text:p>136368</text:p>
          </table:table-cell>
          <table:table-cell office:value-type="float" office:value="138857" calcext:value-type="float">
            <text:p>138857</text:p>
          </table:table-cell>
          <table:table-cell office:value-type="float" office:value="139424" calcext:value-type="float">
            <text:p>139424</text:p>
          </table:table-cell>
          <table:table-cell office:value-type="float" office:value="142174" calcext:value-type="float">
            <text:p>142174</text:p>
          </table:table-cell>
          <table:table-cell office:value-type="float" office:value="144668" calcext:value-type="float">
            <text:p>144668</text:p>
          </table:table-cell>
          <table:table-cell office:value-type="float" office:value="169614" calcext:value-type="float">
            <text:p>169614</text:p>
          </table:table-cell>
          <table:table-cell office:value-type="float" office:value="165867" calcext:value-type="float">
            <text:p>165867</text:p>
          </table:table-cell>
          <table:table-cell office:value-type="float" office:value="215101" calcext:value-type="float">
            <text:p>215101</text:p>
          </table:table-cell>
          <table:table-cell office:value-type="float" office:value="147750" calcext:value-type="float">
            <text:p>147750</text:p>
          </table:table-cell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ESTREPEATS_10" table:style-name="ta1">
        <table:shapes>
          <draw:frame draw:z-index="0" draw:style-name="gr1" draw:text-style-name="P1" svg:width="453.51pt" svg:height="255.09pt" svg:x="499.1pt" svg:y="1111.86pt">
            <draw:object draw:notify-on-update-of-ranges="TESTREPEATS_10.C17:TESTREPEATS_10.V17 TESTREPEATS_10.C17:TESTREPEATS_10.V17 TESTREPEATS_10.B19:TESTREPEATS_10.B19 TESTREPEATS_10.C19:TESTREPEATS_10.V19 TESTREPEATS_10.C17:TESTREPEATS_10.V17 TESTREPEATS_10.B15:TESTREPEATS_10.B15 TESTREPEATS_10.C15:TESTREPEATS_10.V15 TESTREPEATS_10.C17:TESTREPEATS_10.V17 TESTREPEATS_10.B12:TESTREPEATS_10.B12 TESTREPEATS_10.C12:TESTREPEATS_10.V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65pt" svg:y="1119.86pt">
            <draw:object draw:notify-on-update-of-ranges="TESTREPEATS_10.C71:TESTREPEATS_10.V71 TESTREPEATS_10.C71:TESTREPEATS_10.V71 TESTREPEATS_10.B72:TESTREPEATS_10.B72 TESTREPEATS_10.C72:TESTREPEATS_10.V72 TESTREPEATS_10.C71:TESTREPEATS_10.V71 TESTREPEATS_10.B73:TESTREPEATS_10.B73 TESTREPEATS_10.C73:TESTREPEATS_10.V73 TESTREPEATS_10.C71:TESTREPEATS_10.V71 TESTREPEATS_10.B74:TESTREPEATS_10.B74 TESTREPEATS_10.C74:TESTREPEATS_10.V74 TESTREPEATS_10.C71:TESTREPEATS_10.V71 TESTREPEATS_10.B75:TESTREPEATS_10.B75 TESTREPEATS_10.C75:TESTREPEATS_10.V75 TESTREPEATS_10.C71:TESTREPEATS_10.V71 TESTREPEATS_10.B76:TESTREPEATS_10.B76 TESTREPEATS_10.C76:TESTREPEATS_10.V76 TESTREPEATS_10.C71:TESTREPEATS_10.V71 TESTREPEATS_10.B77:TESTREPEATS_10.B77 TESTREPEATS_10.C77:TESTREPEATS_10.V7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0" table:default-cell-style-name="Default"/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Size of Crop(w)</text:p>
          </table:table-cell>
          <table:table-cell table:formula="of:=[.C17]/[.C7]" office:value-type="float" office:value="0.0651041666666667" calcext:value-type="float">
            <text:p>0.0651041667</text:p>
          </table:table-cell>
          <table:table-cell table:formula="of:=[.D17]/[.D7]" office:value-type="float" office:value="0.130208333333333" calcext:value-type="float">
            <text:p>0.1302083333</text:p>
          </table:table-cell>
          <table:table-cell table:formula="of:=[.E17]/[.E7]" office:value-type="float" office:value="0.208333333333333" calcext:value-type="float">
            <text:p>0.2083333333</text:p>
          </table:table-cell>
          <table:table-cell table:formula="of:=[.F17]/[.F7]" office:value-type="float" office:value="0.260416666666667" calcext:value-type="float">
            <text:p>0.2604166667</text:p>
          </table:table-cell>
          <table:table-cell table:formula="of:=[.G17]/[.G7]" office:value-type="float" office:value="0.260416666666667" calcext:value-type="float">
            <text:p>0.2604166667</text:p>
          </table:table-cell>
          <table:table-cell table:formula="of:=[.H17]/[.H7]" office:value-type="float" office:value="0.265625" calcext:value-type="float">
            <text:p>0.265625</text:p>
          </table:table-cell>
          <table:table-cell table:formula="of:=[.I17]/[.I7]" office:value-type="float" office:value="0.270833333333333" calcext:value-type="float">
            <text:p>0.2708333333</text:p>
          </table:table-cell>
          <table:table-cell table:formula="of:=[.J17]/[.J7]" office:value-type="float" office:value="0.2734375" calcext:value-type="float">
            <text:p>0.2734375</text:p>
          </table:table-cell>
          <table:table-cell table:formula="of:=[.K17]/[.K7]" office:value-type="float" office:value="0.276041666666667" calcext:value-type="float">
            <text:p>0.2760416667</text:p>
          </table:table-cell>
          <table:table-cell table:formula="of:=[.L17]/[.L7]" office:value-type="float" office:value="0.278645833333333" calcext:value-type="float">
            <text:p>0.2786458333</text:p>
          </table:table-cell>
          <table:table-cell table:formula="of:=[.M17]/[.M7]" office:value-type="float" office:value="0.28125" calcext:value-type="float">
            <text:p>0.28125</text:p>
          </table:table-cell>
          <table:table-cell table:formula="of:=[.N17]/[.N7]" office:value-type="float" office:value="0.283854166666667" calcext:value-type="float">
            <text:p>0.2838541667</text:p>
          </table:table-cell>
          <table:table-cell table:formula="of:=[.O17]/[.O7]" office:value-type="float" office:value="0.286458333333333" calcext:value-type="float">
            <text:p>0.2864583333</text:p>
          </table:table-cell>
          <table:table-cell table:formula="of:=[.P17]/[.P7]" office:value-type="float" office:value="0.2890625" calcext:value-type="float">
            <text:p>0.2890625</text:p>
          </table:table-cell>
          <table:table-cell table:formula="of:=[.Q17]/[.Q7]" office:value-type="float" office:value="0.291666666666667" calcext:value-type="float">
            <text:p>0.2916666667</text:p>
          </table:table-cell>
          <table:table-cell table:formula="of:=[.R17]/[.R7]" office:value-type="float" office:value="0.294270833333333" calcext:value-type="float">
            <text:p>0.2942708333</text:p>
          </table:table-cell>
          <table:table-cell table:formula="of:=[.S17]/[.S7]" office:value-type="float" office:value="0.325520833333333" calcext:value-type="float">
            <text:p>0.3255208333</text:p>
          </table:table-cell>
          <table:table-cell table:formula="of:=[.T17]/[.T7]" office:value-type="float" office:value="0.390625" calcext:value-type="float">
            <text:p>0.390625</text:p>
          </table:table-cell>
          <table:table-cell table:formula="of:=[.U17]/[.U7]" office:value-type="float" office:value="0.455729166666667" calcext:value-type="float">
            <text:p>0.4557291667</text:p>
          </table:table-cell>
          <table:table-cell table:formula="of:=[.V17]/[.V7]" office:value-type="float" office:value="0.520833333333333" calcext:value-type="float">
            <text:p>0.5208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ize of Crop(h)</text:p>
          </table:table-cell>
          <table:table-cell table:formula="of:=[.C17]/[.C8]" office:value-type="float" office:value="0.115740740740741" calcext:value-type="float">
            <text:p>0.1157407407</text:p>
          </table:table-cell>
          <table:table-cell table:formula="of:=[.D17]/[.D8]" office:value-type="float" office:value="0.231481481481481" calcext:value-type="float">
            <text:p>0.2314814815</text:p>
          </table:table-cell>
          <table:table-cell table:formula="of:=[.E17]/[.E8]" office:value-type="float" office:value="0.37037037037037" calcext:value-type="float">
            <text:p>0.3703703704</text:p>
          </table:table-cell>
          <table:table-cell table:formula="of:=[.F17]/[.F8]" office:value-type="float" office:value="0.462962962962963" calcext:value-type="float">
            <text:p>0.462962963</text:p>
          </table:table-cell>
          <table:table-cell table:formula="of:=[.G17]/[.G8]" office:value-type="float" office:value="0.462962962962963" calcext:value-type="float">
            <text:p>0.462962963</text:p>
          </table:table-cell>
          <table:table-cell table:formula="of:=[.H17]/[.H8]" office:value-type="float" office:value="0.472222222222222" calcext:value-type="float">
            <text:p>0.4722222222</text:p>
          </table:table-cell>
          <table:table-cell table:formula="of:=[.I17]/[.I8]" office:value-type="float" office:value="0.481481481481481" calcext:value-type="float">
            <text:p>0.4814814815</text:p>
          </table:table-cell>
          <table:table-cell table:formula="of:=[.J17]/[.J8]" office:value-type="float" office:value="0.486111111111111" calcext:value-type="float">
            <text:p>0.4861111111</text:p>
          </table:table-cell>
          <table:table-cell table:formula="of:=[.K17]/[.K8]" office:value-type="float" office:value="0.490740740740741" calcext:value-type="float">
            <text:p>0.4907407407</text:p>
          </table:table-cell>
          <table:table-cell table:formula="of:=[.L17]/[.L8]" office:value-type="float" office:value="0.49537037037037" calcext:value-type="float">
            <text:p>0.4953703704</text:p>
          </table:table-cell>
          <table:table-cell table:formula="of:=[.M17]/[.M8]" office:value-type="float" office:value="0.5" calcext:value-type="float">
            <text:p>0.5</text:p>
          </table:table-cell>
          <table:table-cell table:formula="of:=[.N17]/[.N8]" office:value-type="float" office:value="0.50462962962963" calcext:value-type="float">
            <text:p>0.5046296296</text:p>
          </table:table-cell>
          <table:table-cell table:formula="of:=[.O17]/[.O8]" office:value-type="float" office:value="0.509259259259259" calcext:value-type="float">
            <text:p>0.5092592593</text:p>
          </table:table-cell>
          <table:table-cell table:formula="of:=[.P17]/[.P8]" office:value-type="float" office:value="0.513888888888889" calcext:value-type="float">
            <text:p>0.5138888889</text:p>
          </table:table-cell>
          <table:table-cell table:formula="of:=[.Q17]/[.Q8]" office:value-type="float" office:value="0.518518518518518" calcext:value-type="float">
            <text:p>0.5185185185</text:p>
          </table:table-cell>
          <table:table-cell table:formula="of:=[.R17]/[.R8]" office:value-type="float" office:value="0.523148148148148" calcext:value-type="float">
            <text:p>0.5231481481</text:p>
          </table:table-cell>
          <table:table-cell table:formula="of:=[.S17]/[.S8]" office:value-type="float" office:value="0.578703703703704" calcext:value-type="float">
            <text:p>0.5787037037</text:p>
          </table:table-cell>
          <table:table-cell table:formula="of:=[.T17]/[.T8]" office:value-type="float" office:value="0.694444444444444" calcext:value-type="float">
            <text:p>0.6944444444</text:p>
          </table:table-cell>
          <table:table-cell table:formula="of:=[.U17]/[.U8]" office:value-type="float" office:value="0.810185185185185" calcext:value-type="float">
            <text:p>0.8101851852</text:p>
          </table:table-cell>
          <table:table-cell table:formula="of:=[.V17]/[.V8]" office:value-type="float" office:value="0.925925925925926" calcext:value-type="float">
            <text:p>0.9259259259</text:p>
          </table:table-cell>
        </table:table-row>
        <table:table-row table:style-name="ro1">
          <table:table-cell/>
          <table:table-cell table:style-name="Default" office:value-type="string" calcext:value-type="string">
            <text:p>Size ofCrop(total)</text:p>
          </table:table-cell>
          <table:table-cell table:formula="of:=(SUM([.C2:.C3])/2)" office:value-type="float" office:value="0.0904224537037037" calcext:value-type="float">
            <text:p>0.0904224537</text:p>
          </table:table-cell>
          <table:table-cell table:formula="of:=(SUM([.D2:.D3])/2)" office:value-type="float" office:value="0.180844907407407" calcext:value-type="float">
            <text:p>0.1808449074</text:p>
          </table:table-cell>
          <table:table-cell table:formula="of:=(SUM([.E2:.E3])/2)" office:value-type="float" office:value="0.289351851851852" calcext:value-type="float">
            <text:p>0.2893518519</text:p>
          </table:table-cell>
          <table:table-cell table:formula="of:=(SUM([.F2:.F3])/2)" office:value-type="float" office:value="0.361689814814815" calcext:value-type="float">
            <text:p>0.3616898148</text:p>
          </table:table-cell>
          <table:table-cell table:formula="of:=(SUM([.G2:.G3])/2)" office:value-type="float" office:value="0.361689814814815" calcext:value-type="float">
            <text:p>0.3616898148</text:p>
          </table:table-cell>
          <table:table-cell table:formula="of:=(SUM([.H2:.H3])/2)" office:value-type="float" office:value="0.368923611111111" calcext:value-type="float">
            <text:p>0.3689236111</text:p>
          </table:table-cell>
          <table:table-cell table:formula="of:=(SUM([.I2:.I3])/2)" office:value-type="float" office:value="0.376157407407407" calcext:value-type="float">
            <text:p>0.3761574074</text:p>
          </table:table-cell>
          <table:table-cell table:formula="of:=(SUM([.J2:.J3])/2)" office:value-type="float" office:value="0.379774305555556" calcext:value-type="float">
            <text:p>0.3797743056</text:p>
          </table:table-cell>
          <table:table-cell table:formula="of:=(SUM([.K2:.K3])/2)" office:value-type="float" office:value="0.383391203703704" calcext:value-type="float">
            <text:p>0.3833912037</text:p>
          </table:table-cell>
          <table:table-cell table:formula="of:=(SUM([.L2:.L3])/2)" office:value-type="float" office:value="0.387008101851852" calcext:value-type="float">
            <text:p>0.3870081019</text:p>
          </table:table-cell>
          <table:table-cell table:formula="of:=(SUM([.M2:.M3])/2)" office:value-type="float" office:value="0.390625" calcext:value-type="float">
            <text:p>0.390625</text:p>
          </table:table-cell>
          <table:table-cell table:formula="of:=(SUM([.N2:.N3])/2)" office:value-type="float" office:value="0.394241898148148" calcext:value-type="float">
            <text:p>0.3942418981</text:p>
          </table:table-cell>
          <table:table-cell table:formula="of:=(SUM([.O2:.O3])/2)" office:value-type="float" office:value="0.397858796296296" calcext:value-type="float">
            <text:p>0.3978587963</text:p>
          </table:table-cell>
          <table:table-cell table:formula="of:=(SUM([.P2:.P3])/2)" office:value-type="float" office:value="0.401475694444444" calcext:value-type="float">
            <text:p>0.4014756944</text:p>
          </table:table-cell>
          <table:table-cell table:formula="of:=(SUM([.Q2:.Q3])/2)" office:value-type="float" office:value="0.405092592592593" calcext:value-type="float">
            <text:p>0.4050925926</text:p>
          </table:table-cell>
          <table:table-cell table:formula="of:=(SUM([.R2:.R3])/2)" office:value-type="float" office:value="0.408709490740741" calcext:value-type="float">
            <text:p>0.4087094907</text:p>
          </table:table-cell>
          <table:table-cell table:formula="of:=(SUM([.S2:.S3])/2)" office:value-type="float" office:value="0.452112268518518" calcext:value-type="float">
            <text:p>0.4521122685</text:p>
          </table:table-cell>
          <table:table-cell table:formula="of:=(SUM([.T2:.T3])/2)" office:value-type="float" office:value="0.542534722222222" calcext:value-type="float">
            <text:p>0.5425347222</text:p>
          </table:table-cell>
          <table:table-cell table:formula="of:=(SUM([.U2:.U3])/2)" office:value-type="float" office:value="0.632957175925926" calcext:value-type="float">
            <text:p>0.6329571759</text:p>
          </table:table-cell>
          <table:table-cell table:formula="of:=(SUM([.V2:.V3])/2)" office:value-type="float" office:value="0.72337962962963" calcext:value-type="float">
            <text:p>0.7233796296</text:p>
          </table:table-cell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20" table:style-name="ce4" office:value-type="string" calcext:value-type="string">
            <text:p>384 x 216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20" table:style-name="ce7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20" table:style-name="ce7"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table:style-name="ce7" table:number-columns-repeated="20"/>
        </table:table-row>
        <table:table-row table:style-name="ro1">
          <table:table-cell/>
          <table:table-cell table:style-name="ce4" office:value-type="string" calcext:value-type="string">
            <text:p>HorizontalSegments</text:p>
          </table:table-cell>
          <table:table-cell table:style-name="ce4" table:formula="of:=FLOOR(ABS([.C7]/[.C$17]);1;1)" office:value-type="float" office:value="15" calcext:value-type="float">
            <text:p>15</text:p>
          </table:table-cell>
          <table:table-cell table:style-name="ce4" table:formula="of:=FLOOR(ABS([.D7]/[.D$17]);1;1)" office:value-type="float" office:value="7" calcext:value-type="float">
            <text:p>7</text:p>
          </table:table-cell>
          <table:table-cell table:style-name="ce4" table:formula="of:=FLOOR(ABS([.E7]/[.E$17]);1;1)" office:value-type="float" office:value="4" calcext:value-type="float">
            <text:p>4</text:p>
          </table:table-cell>
          <table:table-cell table:style-name="ce4" table:formula="of:=FLOOR(ABS([.F7]/[.F$17]);1;1)" office:value-type="float" office:value="3" calcext:value-type="float">
            <text:p>3</text:p>
          </table:table-cell>
          <table:table-cell table:style-name="ce4" table:formula="of:=FLOOR(ABS([.G7]/[.G$17]);1;1)" office:value-type="float" office:value="3" calcext:value-type="float">
            <text:p>3</text:p>
          </table:table-cell>
          <table:table-cell table:style-name="ce4" table:formula="of:=FLOOR(ABS([.H7]/[.H$17]);1;1)" office:value-type="float" office:value="3" calcext:value-type="float">
            <text:p>3</text:p>
          </table:table-cell>
          <table:table-cell table:style-name="ce4" table:formula="of:=FLOOR(ABS([.I7]/[.I$17]);1;1)" office:value-type="float" office:value="3" calcext:value-type="float">
            <text:p>3</text:p>
          </table:table-cell>
          <table:table-cell table:style-name="ce4" table:formula="of:=FLOOR(ABS([.J7]/[.J$17]);1;1)" office:value-type="float" office:value="3" calcext:value-type="float">
            <text:p>3</text:p>
          </table:table-cell>
          <table:table-cell table:style-name="ce4" table:formula="of:=FLOOR(ABS([.K7]/[.K$17]);1;1)" office:value-type="float" office:value="3" calcext:value-type="float">
            <text:p>3</text:p>
          </table:table-cell>
          <table:table-cell table:style-name="ce4" table:formula="of:=FLOOR(ABS([.L7]/[.L$17]);1;1)" office:value-type="float" office:value="3" calcext:value-type="float">
            <text:p>3</text:p>
          </table:table-cell>
          <table:table-cell table:style-name="ce4" table:formula="of:=FLOOR(ABS([.M7]/[.M$17]);1;1)" office:value-type="float" office:value="3" calcext:value-type="float">
            <text:p>3</text:p>
          </table:table-cell>
          <table:table-cell table:style-name="ce4" table:formula="of:=FLOOR(ABS([.N7]/[.N$17]);1;1)" office:value-type="float" office:value="3" calcext:value-type="float">
            <text:p>3</text:p>
          </table:table-cell>
          <table:table-cell table:style-name="ce4" table:formula="of:=FLOOR(ABS([.O7]/[.O$17]);1;1)" office:value-type="float" office:value="3" calcext:value-type="float">
            <text:p>3</text:p>
          </table:table-cell>
          <table:table-cell table:style-name="ce4" table:formula="of:=FLOOR(ABS([.P7]/[.P$17]);1;1)" office:value-type="float" office:value="3" calcext:value-type="float">
            <text:p>3</text:p>
          </table:table-cell>
          <table:table-cell table:style-name="ce4" table:formula="of:=FLOOR(ABS([.Q7]/[.Q$17]);1;1)" office:value-type="float" office:value="3" calcext:value-type="float">
            <text:p>3</text:p>
          </table:table-cell>
          <table:table-cell table:style-name="ce4" table:formula="of:=FLOOR(ABS([.R7]/[.R$17]);1;1)" office:value-type="float" office:value="3" calcext:value-type="float">
            <text:p>3</text:p>
          </table:table-cell>
          <table:table-cell table:style-name="ce4" table:formula="of:=FLOOR(ABS([.S7]/[.S$17]);1;1)" office:value-type="float" office:value="3" calcext:value-type="float">
            <text:p>3</text:p>
          </table:table-cell>
          <table:table-cell table:style-name="ce4" table:formula="of:=FLOOR(ABS([.T7]/[.T$17]);1;1)" office:value-type="float" office:value="2" calcext:value-type="float">
            <text:p>2</text:p>
          </table:table-cell>
          <table:table-cell table:style-name="ce4" table:formula="of:=FLOOR(ABS([.U7]/[.U$17]);1;1)" office:value-type="float" office:value="2" calcext:value-type="float">
            <text:p>2</text:p>
          </table:table-cell>
          <table:table-cell table:style-name="ce4" table:formula="of:=FLOOR(ABS([.V7]/[.V$17]);1;1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VeriticalSegments</text:p>
          </table:table-cell>
          <table:table-cell table:style-name="ce4" table:formula="of:=FLOOR(ABS([.C8]/[.C$17]);1;1)" office:value-type="float" office:value="8" calcext:value-type="float">
            <text:p>8</text:p>
          </table:table-cell>
          <table:table-cell table:style-name="ce4" table:formula="of:=FLOOR(ABS([.D8]/[.D$17]);1;1)" office:value-type="float" office:value="4" calcext:value-type="float">
            <text:p>4</text:p>
          </table:table-cell>
          <table:table-cell table:style-name="ce4" table:formula="of:=FLOOR(ABS([.E8]/[.E$17]);1;1)" office:value-type="float" office:value="2" calcext:value-type="float">
            <text:p>2</text:p>
          </table:table-cell>
          <table:table-cell table:style-name="ce4" table:formula="of:=FLOOR(ABS([.F8]/[.F$17]);1;1)" office:value-type="float" office:value="2" calcext:value-type="float">
            <text:p>2</text:p>
          </table:table-cell>
          <table:table-cell table:style-name="ce4" table:formula="of:=FLOOR(ABS([.G8]/[.G$17]);1;1)" office:value-type="float" office:value="2" calcext:value-type="float">
            <text:p>2</text:p>
          </table:table-cell>
          <table:table-cell table:style-name="ce4" table:formula="of:=FLOOR(ABS([.H8]/[.H$17]);1;1)" office:value-type="float" office:value="2" calcext:value-type="float">
            <text:p>2</text:p>
          </table:table-cell>
          <table:table-cell table:style-name="ce4" table:formula="of:=FLOOR(ABS([.I8]/[.I$17]);1;1)" office:value-type="float" office:value="2" calcext:value-type="float">
            <text:p>2</text:p>
          </table:table-cell>
          <table:table-cell table:style-name="ce4" table:formula="of:=FLOOR(ABS([.J8]/[.J$17]);1;1)" office:value-type="float" office:value="2" calcext:value-type="float">
            <text:p>2</text:p>
          </table:table-cell>
          <table:table-cell table:style-name="ce4" table:formula="of:=FLOOR(ABS([.K8]/[.K$17]);1;1)" office:value-type="float" office:value="2" calcext:value-type="float">
            <text:p>2</text:p>
          </table:table-cell>
          <table:table-cell table:style-name="ce4" table:formula="of:=FLOOR(ABS([.L8]/[.L$17]);1;1)" office:value-type="float" office:value="2" calcext:value-type="float">
            <text:p>2</text:p>
          </table:table-cell>
          <table:table-cell table:style-name="ce4" table:formula="of:=FLOOR(ABS([.M8]/[.M$17]);1;1)" office:value-type="float" office:value="2" calcext:value-type="float">
            <text:p>2</text:p>
          </table:table-cell>
          <table:table-cell table:style-name="ce4" table:formula="of:=FLOOR(ABS([.N8]/[.N$17]);1;1)" office:value-type="float" office:value="1" calcext:value-type="float">
            <text:p>1</text:p>
          </table:table-cell>
          <table:table-cell table:style-name="ce4" table:formula="of:=FLOOR(ABS([.O8]/[.O$17]);1;1)" office:value-type="float" office:value="1" calcext:value-type="float">
            <text:p>1</text:p>
          </table:table-cell>
          <table:table-cell table:style-name="ce4" table:formula="of:=FLOOR(ABS([.P8]/[.P$17]);1;1)" office:value-type="float" office:value="1" calcext:value-type="float">
            <text:p>1</text:p>
          </table:table-cell>
          <table:table-cell table:style-name="ce4" table:formula="of:=FLOOR(ABS([.Q8]/[.Q$17]);1;1)" office:value-type="float" office:value="1" calcext:value-type="float">
            <text:p>1</text:p>
          </table:table-cell>
          <table:table-cell table:style-name="ce4" table:formula="of:=FLOOR(ABS([.R8]/[.R$17]);1;1)" office:value-type="float" office:value="1" calcext:value-type="float">
            <text:p>1</text:p>
          </table:table-cell>
          <table:table-cell table:style-name="ce4" table:formula="of:=FLOOR(ABS([.S8]/[.S$17]);1;1)" office:value-type="float" office:value="1" calcext:value-type="float">
            <text:p>1</text:p>
          </table:table-cell>
          <table:table-cell table:style-name="ce4" table:formula="of:=FLOOR(ABS([.T8]/[.T$17]);1;1)" office:value-type="float" office:value="1" calcext:value-type="float">
            <text:p>1</text:p>
          </table:table-cell>
          <table:table-cell table:style-name="ce4" table:formula="of:=FLOOR(ABS([.U8]/[.U$17]);1;1)" office:value-type="float" office:value="1" calcext:value-type="float">
            <text:p>1</text:p>
          </table:table-cell>
          <table:table-cell table:style-name="ce4" table:formula="of:=FLOOR(ABS([.V8]/[.V$17]);1;1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NumberOfSegments</text:p>
          </table:table-cell>
          <table:table-cell table:style-name="ce4" table:formula="of:=[.C10]*[.C11]" office:value-type="float" office:value="120" calcext:value-type="float">
            <text:p>120</text:p>
          </table:table-cell>
          <table:table-cell table:style-name="ce4" table:formula="of:=[.D10]*[.D11]" office:value-type="float" office:value="28" calcext:value-type="float">
            <text:p>28</text:p>
          </table:table-cell>
          <table:table-cell table:style-name="ce4" table:formula="of:=[.E10]*[.E11]" office:value-type="float" office:value="8" calcext:value-type="float">
            <text:p>8</text:p>
          </table:table-cell>
          <table:table-cell table:style-name="ce4" table:formula="of:=[.F10]*[.F11]" office:value-type="float" office:value="6" calcext:value-type="float">
            <text:p>6</text:p>
          </table:table-cell>
          <table:table-cell table:style-name="ce4" table:formula="of:=[.G10]*[.G11]" office:value-type="float" office:value="6" calcext:value-type="float">
            <text:p>6</text:p>
          </table:table-cell>
          <table:table-cell table:style-name="ce4" table:formula="of:=[.H10]*[.H11]" office:value-type="float" office:value="6" calcext:value-type="float">
            <text:p>6</text:p>
          </table:table-cell>
          <table:table-cell table:style-name="ce4" table:formula="of:=[.I10]*[.I11]" office:value-type="float" office:value="6" calcext:value-type="float">
            <text:p>6</text:p>
          </table:table-cell>
          <table:table-cell table:style-name="ce4" table:formula="of:=[.J10]*[.J11]" office:value-type="float" office:value="6" calcext:value-type="float">
            <text:p>6</text:p>
          </table:table-cell>
          <table:table-cell table:style-name="ce4" table:formula="of:=[.K10]*[.K11]" office:value-type="float" office:value="6" calcext:value-type="float">
            <text:p>6</text:p>
          </table:table-cell>
          <table:table-cell table:style-name="ce4" table:formula="of:=[.L10]*[.L11]" office:value-type="float" office:value="6" calcext:value-type="float">
            <text:p>6</text:p>
          </table:table-cell>
          <table:table-cell table:style-name="ce4" table:formula="of:=[.M10]*[.M11]" office:value-type="float" office:value="6" calcext:value-type="float">
            <text:p>6</text:p>
          </table:table-cell>
          <table:table-cell table:style-name="ce4" table:formula="of:=[.N10]*[.N11]" office:value-type="float" office:value="3" calcext:value-type="float">
            <text:p>3</text:p>
          </table:table-cell>
          <table:table-cell table:style-name="ce4" table:formula="of:=[.O10]*[.O11]" office:value-type="float" office:value="3" calcext:value-type="float">
            <text:p>3</text:p>
          </table:table-cell>
          <table:table-cell table:style-name="ce4" table:formula="of:=[.P10]*[.P11]" office:value-type="float" office:value="3" calcext:value-type="float">
            <text:p>3</text:p>
          </table:table-cell>
          <table:table-cell table:style-name="ce4" table:formula="of:=[.Q10]*[.Q11]" office:value-type="float" office:value="3" calcext:value-type="float">
            <text:p>3</text:p>
          </table:table-cell>
          <table:table-cell table:style-name="ce4" table:formula="of:=[.R10]*[.R11]" office:value-type="float" office:value="3" calcext:value-type="float">
            <text:p>3</text:p>
          </table:table-cell>
          <table:table-cell table:style-name="ce4" table:formula="of:=[.S10]*[.S11]" office:value-type="float" office:value="3" calcext:value-type="float">
            <text:p>3</text:p>
          </table:table-cell>
          <table:table-cell table:style-name="ce4" table:formula="of:=[.T10]*[.T11]" office:value-type="float" office:value="2" calcext:value-type="float">
            <text:p>2</text:p>
          </table:table-cell>
          <table:table-cell table:style-name="ce4" table:formula="of:=[.U10]*[.U11]" office:value-type="float" office:value="2" calcext:value-type="float">
            <text:p>2</text:p>
          </table:table-cell>
          <table:table-cell table:style-name="ce4" table:formula="of:=[.V10]*[.V1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string" calcext:value-type="string">
            <text:p>PercentageAreaCoveredHorizontal</text:p>
          </table:table-cell>
          <table:table-cell table:style-name="ce5" table:formula="of:=([.C10]*[.C$17])/[.C$7]" office:value-type="float" office:value="0.9765625" calcext:value-type="float">
            <text:p>0.977</text:p>
          </table:table-cell>
          <table:table-cell table:style-name="ce5" table:formula="of:=([.D10]*[.D$17])/[.D$7]" office:value-type="float" office:value="0.911458333333333" calcext:value-type="float">
            <text:p>0.911</text:p>
          </table:table-cell>
          <table:table-cell table:style-name="ce5" table:formula="of:=([.E10]*[.E$17])/[.E$7]" office:value-type="float" office:value="0.833333333333333" calcext:value-type="float">
            <text:p>0.833</text:p>
          </table:table-cell>
          <table:table-cell table:style-name="ce5" table:formula="of:=([.F10]*[.F$17])/[.F$7]" office:value-type="float" office:value="0.78125" calcext:value-type="float">
            <text:p>0.781</text:p>
          </table:table-cell>
          <table:table-cell table:style-name="ce5" table:formula="of:=([.G10]*[.G$17])/[.G$7]" office:value-type="float" office:value="0.78125" calcext:value-type="float">
            <text:p>0.781</text:p>
          </table:table-cell>
          <table:table-cell table:style-name="ce5" table:formula="of:=([.H10]*[.H$17])/[.H$7]" office:value-type="float" office:value="0.796875" calcext:value-type="float">
            <text:p>0.797</text:p>
          </table:table-cell>
          <table:table-cell table:style-name="ce5" table:formula="of:=([.I10]*[.I$17])/[.I$7]" office:value-type="float" office:value="0.8125" calcext:value-type="float">
            <text:p>0.813</text:p>
          </table:table-cell>
          <table:table-cell table:style-name="ce5" table:formula="of:=([.J10]*[.J$17])/[.J$7]" office:value-type="float" office:value="0.8203125" calcext:value-type="float">
            <text:p>0.820</text:p>
          </table:table-cell>
          <table:table-cell table:style-name="ce5" table:formula="of:=([.K10]*[.K$17])/[.K$7]" office:value-type="float" office:value="0.828125" calcext:value-type="float">
            <text:p>0.828</text:p>
          </table:table-cell>
          <table:table-cell table:style-name="ce5" table:formula="of:=([.L10]*[.L$17])/[.L$7]" office:value-type="float" office:value="0.8359375" calcext:value-type="float">
            <text:p>0.836</text:p>
          </table:table-cell>
          <table:table-cell table:style-name="ce5" table:formula="of:=([.M10]*[.M$17])/[.M$7]" office:value-type="float" office:value="0.84375" calcext:value-type="float">
            <text:p>0.844</text:p>
          </table:table-cell>
          <table:table-cell table:style-name="ce5" table:formula="of:=([.N10]*[.N$17])/[.N$7]" office:value-type="float" office:value="0.8515625" calcext:value-type="float">
            <text:p>0.852</text:p>
          </table:table-cell>
          <table:table-cell table:style-name="ce5" table:formula="of:=([.O10]*[.O$17])/[.O$7]" office:value-type="float" office:value="0.859375" calcext:value-type="float">
            <text:p>0.859</text:p>
          </table:table-cell>
          <table:table-cell table:style-name="ce5" table:formula="of:=([.P10]*[.P$17])/[.P$7]" office:value-type="float" office:value="0.8671875" calcext:value-type="float">
            <text:p>0.867</text:p>
          </table:table-cell>
          <table:table-cell table:style-name="ce5" table:formula="of:=([.Q10]*[.Q$17])/[.Q$7]" office:value-type="float" office:value="0.875" calcext:value-type="float">
            <text:p>0.875</text:p>
          </table:table-cell>
          <table:table-cell table:style-name="ce5" table:formula="of:=([.R10]*[.R$17])/[.R$7]" office:value-type="float" office:value="0.8828125" calcext:value-type="float">
            <text:p>0.883</text:p>
          </table:table-cell>
          <table:table-cell table:style-name="ce5" table:formula="of:=([.S10]*[.S$17])/[.S$7]" office:value-type="float" office:value="0.9765625" calcext:value-type="float">
            <text:p>0.977</text:p>
          </table:table-cell>
          <table:table-cell table:style-name="ce5" table:formula="of:=([.T10]*[.T$17])/[.T$7]" office:value-type="float" office:value="0.78125" calcext:value-type="float">
            <text:p>0.781</text:p>
          </table:table-cell>
          <table:table-cell table:style-name="ce5" table:formula="of:=([.U10]*[.U$17])/[.U$7]" office:value-type="float" office:value="0.911458333333333" calcext:value-type="float">
            <text:p>0.911</text:p>
          </table:table-cell>
          <table:table-cell table:style-name="ce5" table:formula="of:=([.V10]*[.V$17])/[.V$7]" office:value-type="float" office:value="0.520833333333333" calcext:value-type="float">
            <text:p>0.521</text:p>
          </table:table-cell>
        </table:table-row>
        <table:table-row table:style-name="ro1">
          <table:table-cell/>
          <table:table-cell table:style-name="ce5" office:value-type="string" calcext:value-type="string">
            <text:p>PercentageAreaCoveredVertical</text:p>
          </table:table-cell>
          <table:table-cell table:style-name="ce5" table:formula="of:=([.C11]*[.C$17])/[.C$8]" office:value-type="float" office:value="0.925925925925926" calcext:value-type="float">
            <text:p>0.926</text:p>
          </table:table-cell>
          <table:table-cell table:style-name="ce5" table:formula="of:=([.D11]*[.D$17])/[.D$8]" office:value-type="float" office:value="0.925925925925926" calcext:value-type="float">
            <text:p>0.926</text:p>
          </table:table-cell>
          <table:table-cell table:style-name="ce5" table:formula="of:=([.E11]*[.E$17])/[.E$8]" office:value-type="float" office:value="0.740740740740741" calcext:value-type="float">
            <text:p>0.741</text:p>
          </table:table-cell>
          <table:table-cell table:style-name="ce5" table:formula="of:=([.F11]*[.F$17])/[.F$8]" office:value-type="float" office:value="0.925925925925926" calcext:value-type="float">
            <text:p>0.926</text:p>
          </table:table-cell>
          <table:table-cell table:style-name="ce5" table:formula="of:=([.G11]*[.G$17])/[.G$8]" office:value-type="float" office:value="0.925925925925926" calcext:value-type="float">
            <text:p>0.926</text:p>
          </table:table-cell>
          <table:table-cell table:style-name="ce5" table:formula="of:=([.H11]*[.H$17])/[.H$8]" office:value-type="float" office:value="0.944444444444444" calcext:value-type="float">
            <text:p>0.944</text:p>
          </table:table-cell>
          <table:table-cell table:style-name="ce5" table:formula="of:=([.I11]*[.I$17])/[.I$8]" office:value-type="float" office:value="0.962962962962963" calcext:value-type="float">
            <text:p>0.963</text:p>
          </table:table-cell>
          <table:table-cell table:style-name="ce5" table:formula="of:=([.J11]*[.J$17])/[.J$8]" office:value-type="float" office:value="0.972222222222222" calcext:value-type="float">
            <text:p>0.972</text:p>
          </table:table-cell>
          <table:table-cell table:style-name="ce5" table:formula="of:=([.K11]*[.K$17])/[.K$8]" office:value-type="float" office:value="0.981481481481482" calcext:value-type="float">
            <text:p>0.981</text:p>
          </table:table-cell>
          <table:table-cell table:style-name="ce5" table:formula="of:=([.L11]*[.L$17])/[.L$8]" office:value-type="float" office:value="0.990740740740741" calcext:value-type="float">
            <text:p>0.991</text:p>
          </table:table-cell>
          <table:table-cell table:style-name="ce5" table:formula="of:=([.M11]*[.M$17])/[.M$8]" office:value-type="float" office:value="1" calcext:value-type="float">
            <text:p>1.000</text:p>
          </table:table-cell>
          <table:table-cell table:style-name="ce5" table:formula="of:=([.N11]*[.N$17])/[.N$8]" office:value-type="float" office:value="0.50462962962963" calcext:value-type="float">
            <text:p>0.505</text:p>
          </table:table-cell>
          <table:table-cell table:style-name="ce5" table:formula="of:=([.O11]*[.O$17])/[.O$8]" office:value-type="float" office:value="0.509259259259259" calcext:value-type="float">
            <text:p>0.509</text:p>
          </table:table-cell>
          <table:table-cell table:style-name="ce5" table:formula="of:=([.P11]*[.P$17])/[.P$8]" office:value-type="float" office:value="0.513888888888889" calcext:value-type="float">
            <text:p>0.514</text:p>
          </table:table-cell>
          <table:table-cell table:style-name="ce5" table:formula="of:=([.Q11]*[.Q$17])/[.Q$8]" office:value-type="float" office:value="0.518518518518518" calcext:value-type="float">
            <text:p>0.519</text:p>
          </table:table-cell>
          <table:table-cell table:style-name="ce5" table:formula="of:=([.R11]*[.R$17])/[.R$8]" office:value-type="float" office:value="0.523148148148148" calcext:value-type="float">
            <text:p>0.523</text:p>
          </table:table-cell>
          <table:table-cell table:style-name="ce5" table:formula="of:=([.S11]*[.S$17])/[.S$8]" office:value-type="float" office:value="0.578703703703704" calcext:value-type="float">
            <text:p>0.579</text:p>
          </table:table-cell>
          <table:table-cell table:style-name="ce5" table:formula="of:=([.T11]*[.T$17])/[.T$8]" office:value-type="float" office:value="0.694444444444444" calcext:value-type="float">
            <text:p>0.694</text:p>
          </table:table-cell>
          <table:table-cell table:style-name="ce5" table:formula="of:=([.U11]*[.U$17])/[.U$8]" office:value-type="float" office:value="0.810185185185185" calcext:value-type="float">
            <text:p>0.810</text:p>
          </table:table-cell>
          <table:table-cell table:style-name="ce5" table:formula="of:=([.V11]*[.V$17])/[.V$8]" office:value-type="float" office:value="0.925925925925926" calcext:value-type="float">
            <text:p>0.926</text:p>
          </table:table-cell>
        </table:table-row>
        <table:table-row table:style-name="ro1">
          <table:table-cell/>
          <table:table-cell table:style-name="ce6" office:value-type="string" calcext:value-type="string">
            <text:p>AreaCovered</text:p>
          </table:table-cell>
          <table:table-cell table:style-name="ce8" table:formula="of:=(SUM([.C13]+[.C14])/2)" office:value-type="float" office:value="0.951244212962963" calcext:value-type="float">
            <text:p>0.95</text:p>
          </table:table-cell>
          <table:table-cell table:style-name="ce8" table:formula="of:=(SUM([.D13]+[.D14])/2)" office:value-type="float" office:value="0.91869212962963" calcext:value-type="float">
            <text:p>0.92</text:p>
          </table:table-cell>
          <table:table-cell table:style-name="ce8" table:formula="of:=(SUM([.E13]+[.E14])/2)" office:value-type="float" office:value="0.787037037037037" calcext:value-type="float">
            <text:p>0.79</text:p>
          </table:table-cell>
          <table:table-cell table:style-name="ce8" table:formula="of:=(SUM([.F13]+[.F14])/2)" office:value-type="float" office:value="0.853587962962963" calcext:value-type="float">
            <text:p>0.85</text:p>
          </table:table-cell>
          <table:table-cell table:style-name="ce8" table:formula="of:=(SUM([.G13]+[.G14])/2)" office:value-type="float" office:value="0.853587962962963" calcext:value-type="float">
            <text:p>0.85</text:p>
          </table:table-cell>
          <table:table-cell table:style-name="ce8" table:formula="of:=(SUM([.H13]+[.H14])/2)" office:value-type="float" office:value="0.870659722222222" calcext:value-type="float">
            <text:p>0.87</text:p>
          </table:table-cell>
          <table:table-cell table:style-name="ce8" table:formula="of:=(SUM([.I13]+[.I14])/2)" office:value-type="float" office:value="0.887731481481481" calcext:value-type="float">
            <text:p>0.89</text:p>
          </table:table-cell>
          <table:table-cell table:style-name="ce8" table:formula="of:=(SUM([.J13]+[.J14])/2)" office:value-type="float" office:value="0.896267361111111" calcext:value-type="float">
            <text:p>0.90</text:p>
          </table:table-cell>
          <table:table-cell table:style-name="ce8" table:formula="of:=(SUM([.K13]+[.K14])/2)" office:value-type="float" office:value="0.904803240740741" calcext:value-type="float">
            <text:p>0.90</text:p>
          </table:table-cell>
          <table:table-cell table:style-name="ce8" table:formula="of:=(SUM([.L13]+[.L14])/2)" office:value-type="float" office:value="0.91333912037037" calcext:value-type="float">
            <text:p>0.91</text:p>
          </table:table-cell>
          <table:table-cell table:style-name="ce8" table:formula="of:=(SUM([.M13]+[.M14])/2)" office:value-type="float" office:value="0.921875" calcext:value-type="float">
            <text:p>0.92</text:p>
          </table:table-cell>
          <table:table-cell table:style-name="ce8" table:formula="of:=(SUM([.N13]+[.N14])/2)" office:value-type="float" office:value="0.678096064814815" calcext:value-type="float">
            <text:p>0.68</text:p>
          </table:table-cell>
          <table:table-cell table:style-name="ce8" table:formula="of:=(SUM([.O13]+[.O14])/2)" office:value-type="float" office:value="0.68431712962963" calcext:value-type="float">
            <text:p>0.68</text:p>
          </table:table-cell>
          <table:table-cell table:style-name="ce8" table:formula="of:=(SUM([.P13]+[.P14])/2)" office:value-type="float" office:value="0.690538194444444" calcext:value-type="float">
            <text:p>0.69</text:p>
          </table:table-cell>
          <table:table-cell table:style-name="ce8" table:formula="of:=(SUM([.Q13]+[.Q14])/2)" office:value-type="float" office:value="0.696759259259259" calcext:value-type="float">
            <text:p>0.70</text:p>
          </table:table-cell>
          <table:table-cell table:style-name="ce8" table:formula="of:=(SUM([.R13]+[.R14])/2)" office:value-type="float" office:value="0.702980324074074" calcext:value-type="float">
            <text:p>0.70</text:p>
          </table:table-cell>
          <table:table-cell table:style-name="ce8" table:formula="of:=(SUM([.S13]+[.S14])/2)" office:value-type="float" office:value="0.777633101851852" calcext:value-type="float">
            <text:p>0.78</text:p>
          </table:table-cell>
          <table:table-cell table:style-name="ce8" table:formula="of:=(SUM([.T13]+[.T14])/2)" office:value-type="float" office:value="0.737847222222222" calcext:value-type="float">
            <text:p>0.74</text:p>
          </table:table-cell>
          <table:table-cell table:style-name="ce8" table:formula="of:=(SUM([.U13]+[.U14])/2)" office:value-type="float" office:value="0.860821759259259" calcext:value-type="float">
            <text:p>0.86</text:p>
          </table:table-cell>
          <table:table-cell table:style-name="ce8" table:formula="of:=(SUM([.V13]+[.V14])/2)" office:value-type="float" office:value="0.72337962962963" calcext:value-type="float">
            <text:p>0.7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331551" calcext:value-type="float">
            <text:p>0.331551</text:p>
          </table:table-cell>
          <table:table-cell office:value-type="float" office:value="0.468424" calcext:value-type="float">
            <text:p>0.468424</text:p>
          </table:table-cell>
          <table:table-cell office:value-type="float" office:value="0.552083" calcext:value-type="float">
            <text:p>0.552083</text:p>
          </table:table-cell>
          <table:table-cell office:value-type="float" office:value="0.606481" calcext:value-type="float">
            <text:p>0.60648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34259" calcext:value-type="float">
            <text:p>0.634259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643519" calcext:value-type="float">
            <text:p>0.643519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71296" calcext:value-type="float">
            <text:p>0.671296</text:p>
          </table:table-cell>
          <table:table-cell office:value-type="float" office:value="0.688372" calcext:value-type="float">
            <text:p>0.688372</text:p>
          </table:table-cell>
          <table:table-cell office:value-type="float" office:value="0.592593" calcext:value-type="float">
            <text:p>0.592593</text:p>
          </table:table-cell>
          <table:table-cell table:number-columns-repeated="3" office:value-type="float" office:value="0.685185" calcext:value-type="float">
            <text:p>0.68518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8148" calcext:value-type="float">
            <text:p>0.6481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6111" calcext:value-type="float">
            <text:p>0.73611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9" office:value-type="float" office:value="0.322458" calcext:value-type="float">
            <text:p>0.32</text:p>
          </table:table-cell>
          <table:table-cell table:style-name="ce9" office:value-type="float" office:value="0.466042" calcext:value-type="float">
            <text:p>0.47</text:p>
          </table:table-cell>
          <table:table-cell table:style-name="ce9" office:value-type="float" office:value="0.567366" calcext:value-type="float">
            <text:p>0.57</text:p>
          </table:table-cell>
          <table:table-cell table:style-name="ce9" office:value-type="float" office:value="0.60023" calcext:value-type="float">
            <text:p>0.60</text:p>
          </table:table-cell>
          <table:table-cell table:style-name="ce9" office:value-type="float" office:value="0.578654" calcext:value-type="float">
            <text:p>0.58</text:p>
          </table:table-cell>
          <table:table-cell table:style-name="ce9" office:value-type="float" office:value="0.649905" calcext:value-type="float">
            <text:p>0.65</text:p>
          </table:table-cell>
          <table:table-cell table:style-name="ce9" office:value-type="float" office:value="0.655939" calcext:value-type="float">
            <text:p>0.66</text:p>
          </table:table-cell>
          <table:table-cell table:style-name="ce9" office:value-type="float" office:value="0.650936" calcext:value-type="float">
            <text:p>0.65</text:p>
          </table:table-cell>
          <table:table-cell table:style-name="ce9" office:value-type="float" office:value="0.62751" calcext:value-type="float">
            <text:p>0.63</text:p>
          </table:table-cell>
          <table:table-cell table:style-name="ce9" office:value-type="float" office:value="0.679185" calcext:value-type="float">
            <text:p>0.68</text:p>
          </table:table-cell>
          <table:table-cell table:style-name="ce9" office:value-type="float" office:value="0.690281" calcext:value-type="float">
            <text:p>0.69</text:p>
          </table:table-cell>
          <table:table-cell table:style-name="ce9" office:value-type="float" office:value="0.606165" calcext:value-type="float">
            <text:p>0.61</text:p>
          </table:table-cell>
          <table:table-cell table:style-name="ce9" office:value-type="float" office:value="0.699515" calcext:value-type="float">
            <text:p>0.70</text:p>
          </table:table-cell>
          <table:table-cell table:style-name="ce9" office:value-type="float" office:value="0.691462" calcext:value-type="float">
            <text:p>0.69</text:p>
          </table:table-cell>
          <table:table-cell table:style-name="ce9" office:value-type="float" office:value="0.692773" calcext:value-type="float">
            <text:p>0.69</text:p>
          </table:table-cell>
          <table:table-cell table:style-name="ce9" office:value-type="float" office:value="0.730341" calcext:value-type="float">
            <text:p>0.73</text:p>
          </table:table-cell>
          <table:table-cell table:style-name="ce9" office:value-type="float" office:value="0.660186" calcext:value-type="float">
            <text:p>0.66</text:p>
          </table:table-cell>
          <table:table-cell table:style-name="ce9" office:value-type="float" office:value="0.679881" calcext:value-type="float">
            <text:p>0.68</text:p>
          </table:table-cell>
          <table:table-cell table:style-name="ce9" office:value-type="float" office:value="0.743222" calcext:value-type="float">
            <text:p>0.74</text:p>
          </table:table-cell>
          <table:table-cell table:style-name="ce9" office:value-type="float" office:value="0.748971" calcext:value-type="float">
            <text:p>0.7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23" calcext:value-type="float">
            <text:p>723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842" calcext:value-type="float">
            <text:p>2842</text:p>
          </table:table-cell>
          <table:table-cell office:value-type="float" office:value="664" calcext:value-type="float">
            <text:p>664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76" calcext:value-type="float">
            <text:p>47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8" calcext:value-type="float">
            <text:p>278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55" calcext:value-type="float">
            <text:p>45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09" calcext:value-type="float">
            <text:p>3109</text:p>
          </table:table-cell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42" calcext:value-type="float">
            <text:p>44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8" calcext:value-type="float">
            <text:p>3218</text:p>
          </table:table-cell>
          <table:table-cell office:value-type="float" office:value="740" calcext:value-type="float">
            <text:p>740</text:p>
          </table:table-cell>
          <table:table-cell office:value-type="float" office:value="234" calcext:value-type="float">
            <text:p>234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52" calcext:value-type="float">
            <text:p>552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83" calcext:value-type="float">
            <text:p>28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91" calcext:value-type="float">
            <text:p>3291</text:p>
          </table:table-cell>
          <table:table-cell office:value-type="float" office:value="775" calcext:value-type="float">
            <text:p>775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37" calcext:value-type="float">
            <text:p>53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774" calcext:value-type="float">
            <text:p>2774</text:p>
          </table:table-cell>
          <table:table-cell office:value-type="float" office:value="731" calcext:value-type="float">
            <text:p>731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42" calcext:value-type="float">
            <text:p>2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20" calcext:value-type="float">
            <text:p>3320</text:p>
          </table:table-cell>
          <table:table-cell office:value-type="float" office:value="772" calcext:value-type="float">
            <text:p>772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74" calcext:value-type="float">
            <text:p>67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52327" calcext:value-type="float">
            <text:p>0.25232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513889" calcext:value-type="float">
            <text:p>0.513889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0.55" calcext:value-type="float">
            <text:p>0.5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547619" calcext:value-type="float">
            <text:p>0.54761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571429" calcext:value-type="float">
            <text:p>0.571429</text:p>
          </table:table-cell>
          <table:table-cell table:number-columns-repeated="2" office:value-type="float" office:value="0.684211" calcext:value-type="float">
            <text:p>0.684211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79263" calcext:value-type="float">
            <text:p>0.379263</text:p>
          </table:table-cell>
          <table:table-cell office:value-type="float" office:value="0.751825" calcext:value-type="float">
            <text:p>0.751825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543478" calcext:value-type="float">
            <text:p>0.543478</text:p>
          </table:table-cell>
          <table:table-cell table:number-columns-repeated="2" office:value-type="float" office:value="0.806452" calcext:value-type="float">
            <text:p>0.806452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374194" calcext:value-type="float">
            <text:p>0.374194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862069" calcext:value-type="float">
            <text:p>0.862069</text:p>
          </table:table-cell>
          <table:table-cell office:value-type="float" office:value="0.84" calcext:value-type="float">
            <text:p>0.84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" calcext:value-type="float">
            <text:p>0.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92704" calcext:value-type="float">
            <text:p>0.392704</text:p>
          </table:table-cell>
          <table:table-cell office:value-type="float" office:value="0.551471" calcext:value-type="float">
            <text:p>0.551471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605263" calcext:value-type="float">
            <text:p>0.60526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91204" calcext:value-type="float">
            <text:p>0.391204</text:p>
          </table:table-cell>
          <table:table-cell office:value-type="float" office:value="0.549784" calcext:value-type="float">
            <text:p>0.549784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962963" calcext:value-type="float">
            <text:p>0.962963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3529" calcext:value-type="float">
            <text:p>0.823529</text:p>
          </table:table-cell>
          <table:table-cell table:number-columns-repeated="2"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59722" calcext:value-type="float">
            <text:p>0.159722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4" calcext:value-type="float">
            <text:p>0.44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5" calcext:value-type="float">
            <text:p>0.5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7" calcext:value-type="float">
            <text:p>0.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38889" calcext:value-type="float">
            <text:p>0.338889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722222" calcext:value-type="float">
            <text:p>0.72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86111" calcext:value-type="float">
            <text:p>0.386111</text:p>
          </table:table-cell>
          <table:table-cell office:value-type="float" office:value="0.613095" calcext:value-type="float">
            <text:p>0.6130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0.694444" calcext:value-type="float">
            <text:p>0.694444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694444" calcext:value-type="float">
            <text:p>0.69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5" calcext:value-type="float">
            <text:p>0.7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54167" calcext:value-type="float">
            <text:p>0.254167</text:p>
          </table:table-cell>
          <table:table-cell office:value-type="float" office:value="0.446429" calcext:value-type="float">
            <text:p>0.4464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888889" calcext:value-type="float">
            <text:p>0.8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04167" calcext:value-type="float">
            <text:p>0.704167</text:p>
          </table:table-cell>
          <table:table-cell office:value-type="float" office:value="0.755952" calcext:value-type="float">
            <text:p>0.755952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38889" calcext:value-type="float">
            <text:p>0.0638889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222222" calcext:value-type="float">
            <text:p>0.222222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88889" calcext:value-type="float">
            <text:p>0.388889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88889" calcext:value-type="float">
            <text:p>0.38888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FScore</text:p>
          </table:table-cell>
          <table:table-cell office:value-type="string" calcext:value-type="string">
            <text:p>Grass</text:p>
          </table:table-cell>
          <table:table-cell office:value-type="float" office:value="0.289271" calcext:value-type="float">
            <text:p>0.289271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0.376812" calcext:value-type="float">
            <text:p>0.376812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54" calcext:value-type="float">
            <text:p>0.54</text:p>
          </table:table-cell>
          <table:table-cell office:value-type="float" office:value="0.589474" calcext:value-type="float">
            <text:p>0.589474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0.423529" calcext:value-type="float">
            <text:p>0.42352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615385" calcext:value-type="float">
            <text:p>0.615385</text:p>
          </table:table-cell>
          <table:table-cell table:number-columns-repeated="2" office:value-type="float" office:value="0.702703" calcext:value-type="float">
            <text:p>0.70270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64" calcext:value-type="float">
            <text:p>0.64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Hedge</text:p>
          </table:table-cell>
          <table:table-cell office:value-type="float" office:value="0.382657" calcext:value-type="float">
            <text:p>0.382657</text:p>
          </table:table-cell>
          <table:table-cell office:value-type="float" office:value="0.67541" calcext:value-type="float">
            <text:p>0.6754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31646" calcext:value-type="float">
            <text:p>0.531646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609756" calcext:value-type="float">
            <text:p>0.609756</text:p>
          </table:table-cell>
          <table:table-cell table:number-columns-repeated="2" office:value-type="float" office:value="0.746269" calcext:value-type="float">
            <text:p>0.746269</text:p>
          </table:table-cell>
          <table:table-cell office:value-type="float" office:value="0.753247" calcext:value-type="float">
            <text:p>0.753247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680851" calcext:value-type="float">
            <text:p>0.680851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758621" calcext:value-type="float">
            <text:p>0.75862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covered-table-cell/>
          <table:table-cell office:value-type="string" calcext:value-type="string">
            <text:p>RectPaving</text:p>
          </table:table-cell>
          <table:table-cell office:value-type="float" office:value="0.268371" calcext:value-type="float">
            <text:p>0.268371</text:p>
          </table:table-cell>
          <table:table-cell office:value-type="float" office:value="0.359133" calcext:value-type="float">
            <text:p>0.359133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88525" calcext:value-type="float">
            <text:p>0.688525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61404" calcext:value-type="float">
            <text:p>0.561404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" calcext:value-type="float">
            <text:p>0.4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SmallBlocks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493421" calcext:value-type="float">
            <text:p>0.493421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691358" calcext:value-type="float">
            <text:p>0.691358</text:p>
          </table:table-cell>
          <table:table-cell office:value-type="float" office:value="0.621622" calcext:value-type="float">
            <text:p>0.621622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8" calcext:value-type="float">
            <text:p>0.8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723404" calcext:value-type="float">
            <text:p>0.723404</text:p>
          </table:table-cell>
          <table:table-cell office:value-type="float" office:value="0.8" calcext:value-type="float">
            <text:p>0.8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covered-table-cell/>
          <table:table-cell office:value-type="string" calcext:value-type="string">
            <text:p>tarmac</text:p>
          </table:table-cell>
          <table:table-cell office:value-type="float" office:value="0.502976" calcext:value-type="float">
            <text:p>0.502976</text:p>
          </table:table-cell>
          <table:table-cell office:value-type="float" office:value="0.636591" calcext:value-type="float">
            <text:p>0.636591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29577" calcext:value-type="float">
            <text:p>0.929577</text:p>
          </table:table-cell>
          <table:table-cell office:value-type="float" office:value="0.738462" calcext:value-type="float">
            <text:p>0.738462</text:p>
          </table:table-cell>
          <table:table-cell office:value-type="float" office:value="0.825397" calcext:value-type="float">
            <text:p>0.825397</text:p>
          </table:table-cell>
          <table:table-cell office:value-type="float" office:value="0.730159" calcext:value-type="float">
            <text:p>0.73015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52941" calcext:value-type="float">
            <text:p>0.85294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8" calcext:value-type="float">
            <text:p>0.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8" calcext:value-type="float">
            <text:p>0.8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covered-table-cell/>
          <table:table-cell office:value-type="string" calcext:value-type="string">
            <text:p>unevenBricks</text:p>
          </table:table-cell>
          <table:table-cell office:value-type="float" office:value="0.0912698" calcext:value-type="float">
            <text:p>0.0912698</text:p>
          </table:table-cell>
          <table:table-cell office:value-type="float" office:value="0.143426" calcext:value-type="float">
            <text:p>0.143426</text:p>
          </table:table-cell>
          <table:table-cell office:value-type="float" office:value="0.311111" calcext:value-type="float">
            <text:p>0.311111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360656" calcext:value-type="float">
            <text:p>0.360656</text:p>
          </table:table-cell>
          <table:table-cell office:value-type="float" office:value="0.520548" calcext:value-type="float">
            <text:p>0.520548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467532" calcext:value-type="float">
            <text:p>0.4675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" calcext:value-type="float">
            <text:p>0.4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05718" calcext:value-type="float">
            <text:p>105718</text:p>
          </table:table-cell>
          <table:table-cell office:value-type="float" office:value="95584" calcext:value-type="float">
            <text:p>95584</text:p>
          </table:table-cell>
          <table:table-cell office:value-type="float" office:value="74046" calcext:value-type="float">
            <text:p>74046</text:p>
          </table:table-cell>
          <table:table-cell office:value-type="float" office:value="83873" calcext:value-type="float">
            <text:p>83873</text:p>
          </table:table-cell>
          <table:table-cell office:value-type="float" office:value="83236" calcext:value-type="float">
            <text:p>83236</text:p>
          </table:table-cell>
          <table:table-cell office:value-type="float" office:value="85551" calcext:value-type="float">
            <text:p>85551</text:p>
          </table:table-cell>
          <table:table-cell office:value-type="float" office:value="90928" calcext:value-type="float">
            <text:p>90928</text:p>
          </table:table-cell>
          <table:table-cell office:value-type="float" office:value="89646" calcext:value-type="float">
            <text:p>89646</text:p>
          </table:table-cell>
          <table:table-cell office:value-type="float" office:value="90367" calcext:value-type="float">
            <text:p>90367</text:p>
          </table:table-cell>
          <table:table-cell office:value-type="float" office:value="94369" calcext:value-type="float">
            <text:p>94369</text:p>
          </table:table-cell>
          <table:table-cell office:value-type="float" office:value="53207" calcext:value-type="float">
            <text:p>53207</text:p>
          </table:table-cell>
          <table:table-cell office:value-type="float" office:value="52899" calcext:value-type="float">
            <text:p>52899</text:p>
          </table:table-cell>
          <table:table-cell office:value-type="float" office:value="52267" calcext:value-type="float">
            <text:p>52267</text:p>
          </table:table-cell>
          <table:table-cell office:value-type="float" office:value="53239" calcext:value-type="float">
            <text:p>53239</text:p>
          </table:table-cell>
          <table:table-cell office:value-type="float" office:value="54798" calcext:value-type="float">
            <text:p>54798</text:p>
          </table:table-cell>
          <table:table-cell office:value-type="float" office:value="56428" calcext:value-type="float">
            <text:p>56428</text:p>
          </table:table-cell>
          <table:table-cell office:value-type="float" office:value="70899" calcext:value-type="float">
            <text:p>70899</text:p>
          </table:table-cell>
          <table:table-cell office:value-type="float" office:value="70175" calcext:value-type="float">
            <text:p>70175</text:p>
          </table:table-cell>
          <table:table-cell office:value-type="float" office:value="89907" calcext:value-type="float">
            <text:p>89907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01966" calcext:value-type="float">
            <text:p>101966</text:p>
          </table:table-cell>
          <table:table-cell office:value-type="float" office:value="93758" calcext:value-type="float">
            <text:p>93758</text:p>
          </table:table-cell>
          <table:table-cell office:value-type="float" office:value="71833" calcext:value-type="float">
            <text:p>71833</text:p>
          </table:table-cell>
          <table:table-cell office:value-type="float" office:value="82732" calcext:value-type="float">
            <text:p>82732</text:p>
          </table:table-cell>
          <table:table-cell office:value-type="float" office:value="81453" calcext:value-type="float">
            <text:p>81453</text:p>
          </table:table-cell>
          <table:table-cell office:value-type="float" office:value="80595" calcext:value-type="float">
            <text:p>80595</text:p>
          </table:table-cell>
          <table:table-cell office:value-type="float" office:value="83956" calcext:value-type="float">
            <text:p>83956</text:p>
          </table:table-cell>
          <table:table-cell office:value-type="float" office:value="84179" calcext:value-type="float">
            <text:p>84179</text:p>
          </table:table-cell>
          <table:table-cell office:value-type="float" office:value="89307" calcext:value-type="float">
            <text:p>89307</text:p>
          </table:table-cell>
          <table:table-cell office:value-type="float" office:value="89109" calcext:value-type="float">
            <text:p>89109</text:p>
          </table:table-cell>
          <table:table-cell office:value-type="float" office:value="50600" calcext:value-type="float">
            <text:p>50600</text:p>
          </table:table-cell>
          <table:table-cell office:value-type="float" office:value="50087" calcext:value-type="float">
            <text:p>50087</text:p>
          </table:table-cell>
          <table:table-cell office:value-type="float" office:value="51048" calcext:value-type="float">
            <text:p>51048</text:p>
          </table:table-cell>
          <table:table-cell office:value-type="float" office:value="52589" calcext:value-type="float">
            <text:p>52589</text:p>
          </table:table-cell>
          <table:table-cell office:value-type="float" office:value="52513" calcext:value-type="float">
            <text:p>52513</text:p>
          </table:table-cell>
          <table:table-cell office:value-type="float" office:value="53664" calcext:value-type="float">
            <text:p>53664</text:p>
          </table:table-cell>
          <table:table-cell office:value-type="float" office:value="67364" calcext:value-type="float">
            <text:p>67364</text:p>
          </table:table-cell>
          <table:table-cell office:value-type="float" office:value="66347" calcext:value-type="float">
            <text:p>66347</text:p>
          </table:table-cell>
          <table:table-cell office:value-type="float" office:value="85526" calcext:value-type="float">
            <text:p>85526</text:p>
          </table:table-cell>
          <table:table-cell office:value-type="float" office:value="55310" calcext:value-type="float">
            <text:p>5531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481965" calcext:value-type="float">
            <text:p>481965</text:p>
          </table:table-cell>
          <table:table-cell office:value-type="float" office:value="476013" calcext:value-type="float">
            <text:p>476013</text:p>
          </table:table-cell>
          <table:table-cell office:value-type="float" office:value="362479" calcext:value-type="float">
            <text:p>362479</text:p>
          </table:table-cell>
          <table:table-cell office:value-type="float" office:value="436297" calcext:value-type="float">
            <text:p>436297</text:p>
          </table:table-cell>
          <table:table-cell office:value-type="float" office:value="436479" calcext:value-type="float">
            <text:p>436479</text:p>
          </table:table-cell>
          <table:table-cell office:value-type="float" office:value="440422" calcext:value-type="float">
            <text:p>440422</text:p>
          </table:table-cell>
          <table:table-cell office:value-type="float" office:value="453493" calcext:value-type="float">
            <text:p>453493</text:p>
          </table:table-cell>
          <table:table-cell office:value-type="float" office:value="475252" calcext:value-type="float">
            <text:p>475252</text:p>
          </table:table-cell>
          <table:table-cell office:value-type="float" office:value="478605" calcext:value-type="float">
            <text:p>478605</text:p>
          </table:table-cell>
          <table:table-cell office:value-type="float" office:value="480819" calcext:value-type="float">
            <text:p>480819</text:p>
          </table:table-cell>
          <table:table-cell office:value-type="float" office:value="247612" calcext:value-type="float">
            <text:p>247612</text:p>
          </table:table-cell>
          <table:table-cell office:value-type="float" office:value="247552" calcext:value-type="float">
            <text:p>247552</text:p>
          </table:table-cell>
          <table:table-cell office:value-type="float" office:value="252643" calcext:value-type="float">
            <text:p>252643</text:p>
          </table:table-cell>
          <table:table-cell office:value-type="float" office:value="258547" calcext:value-type="float">
            <text:p>258547</text:p>
          </table:table-cell>
          <table:table-cell office:value-type="float" office:value="261110" calcext:value-type="float">
            <text:p>261110</text:p>
          </table:table-cell>
          <table:table-cell office:value-type="float" office:value="266784" calcext:value-type="float">
            <text:p>266784</text:p>
          </table:table-cell>
          <table:table-cell office:value-type="float" office:value="349189" calcext:value-type="float">
            <text:p>349189</text:p>
          </table:table-cell>
          <table:table-cell office:value-type="float" office:value="333276" calcext:value-type="float">
            <text:p>333276</text:p>
          </table:table-cell>
          <table:table-cell office:value-type="float" office:value="449828" calcext:value-type="float">
            <text:p>449828</text:p>
          </table:table-cell>
          <table:table-cell office:value-type="float" office:value="281290" calcext:value-type="float">
            <text:p>2812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89649" calcext:value-type="float">
            <text:p>689649</text:p>
          </table:table-cell>
          <table:table-cell office:value-type="float" office:value="665355" calcext:value-type="float">
            <text:p>665355</text:p>
          </table:table-cell>
          <table:table-cell office:value-type="float" office:value="508358" calcext:value-type="float">
            <text:p>508358</text:p>
          </table:table-cell>
          <table:table-cell office:value-type="float" office:value="602902" calcext:value-type="float">
            <text:p>602902</text:p>
          </table:table-cell>
          <table:table-cell office:value-type="float" office:value="601168" calcext:value-type="float">
            <text:p>601168</text:p>
          </table:table-cell>
          <table:table-cell office:value-type="float" office:value="606568" calcext:value-type="float">
            <text:p>606568</text:p>
          </table:table-cell>
          <table:table-cell office:value-type="float" office:value="628377" calcext:value-type="float">
            <text:p>628377</text:p>
          </table:table-cell>
          <table:table-cell office:value-type="float" office:value="649077" calcext:value-type="float">
            <text:p>649077</text:p>
          </table:table-cell>
          <table:table-cell office:value-type="float" office:value="658279" calcext:value-type="float">
            <text:p>658279</text:p>
          </table:table-cell>
          <table:table-cell office:value-type="float" office:value="664297" calcext:value-type="float">
            <text:p>664297</text:p>
          </table:table-cell>
          <table:table-cell office:value-type="float" office:value="351419" calcext:value-type="float">
            <text:p>351419</text:p>
          </table:table-cell>
          <table:table-cell office:value-type="float" office:value="350538" calcext:value-type="float">
            <text:p>350538</text:p>
          </table:table-cell>
          <table:table-cell office:value-type="float" office:value="355958" calcext:value-type="float">
            <text:p>355958</text:p>
          </table:table-cell>
          <table:table-cell office:value-type="float" office:value="364375" calcext:value-type="float">
            <text:p>364375</text:p>
          </table:table-cell>
          <table:table-cell office:value-type="float" office:value="368421" calcext:value-type="float">
            <text:p>368421</text:p>
          </table:table-cell>
          <table:table-cell office:value-type="float" office:value="376876" calcext:value-type="float">
            <text:p>376876</text:p>
          </table:table-cell>
          <table:table-cell office:value-type="float" office:value="487452" calcext:value-type="float">
            <text:p>487452</text:p>
          </table:table-cell>
          <table:table-cell office:value-type="float" office:value="469798" calcext:value-type="float">
            <text:p>469798</text:p>
          </table:table-cell>
          <table:table-cell office:value-type="float" office:value="625261" calcext:value-type="float">
            <text:p>625261</text:p>
          </table:table-cell>
          <table:table-cell office:value-type="float" office:value="393436" calcext:value-type="float">
            <text:p>393436</text:p>
          </table:table-cell>
        </table:table-row>
        <table:table-row table:style-name="ro1" table:number-rows-repeated="104849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EATS_ALL" table:style-name="ta1">
        <table:shapes>
          <draw:frame draw:z-index="0" draw:style-name="gr1" draw:text-style-name="P1" svg:width="453.51pt" svg:height="255.09pt" svg:x="898.27pt" svg:y="61.34pt">
            <draw:object draw:notify-on-update-of-ranges="TESTREPEATS_ALL.C4:TESTREPEATS_ALL.L4 TESTREPEATS_ALL.B5:TESTREPEATS_ALL.B5 TESTREPEATS_ALL.C5:TESTREPEATS_ALL.L5 TESTREPEATS_ALL.B7:TESTREPEATS_ALL.B7 TESTREPEATS_ALL.C7:TESTREPEATS_ALL.L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TESTIMGS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10" table:formula="of:=[.$C$3]/([.C67]/1000)" office:value-type="float" office:value="1.01959895774329" calcext:value-type="float">
            <text:p>1.020</text:p>
          </table:table-cell>
          <table:table-cell table:style-name="ce10" table:formula="of:=[.$C$3]/([.D67]/1000)" office:value-type="float" office:value="0.557733124699831" calcext:value-type="float">
            <text:p>0.558</text:p>
          </table:table-cell>
          <table:table-cell table:style-name="ce10" table:formula="of:=[.$C$3]/([.E67]/1000)" office:value-type="float" office:value="0.418711763474377" calcext:value-type="float">
            <text:p>0.419</text:p>
          </table:table-cell>
          <table:table-cell table:style-name="ce10" table:formula="of:=[.$C$3]/([.F67]/1000)" office:value-type="float" office:value="0.288087578623902" calcext:value-type="float">
            <text:p>0.288</text:p>
          </table:table-cell>
          <table:table-cell table:style-name="ce10" table:formula="of:=[.$C$3]/([.G67]/1000)" office:value-type="float" office:value="0.261441705761885" calcext:value-type="float">
            <text:p>0.261</text:p>
          </table:table-cell>
          <table:table-cell table:style-name="ce10" table:formula="of:=[.$C$3]/([.H67]/1000)" office:value-type="float" office:value="0.199385228877627" calcext:value-type="float">
            <text:p>0.199</text:p>
          </table:table-cell>
          <table:table-cell table:style-name="ce10" table:formula="of:=[.$C$3]/([.I67]/1000)" office:value-type="float" office:value="0.18686155634914" calcext:value-type="float">
            <text:p>0.187</text:p>
          </table:table-cell>
          <table:table-cell table:style-name="ce10" table:formula="of:=[.$C$3]/([.J67]/1000)" office:value-type="float" office:value="0.148019620823071" calcext:value-type="float">
            <text:p>0.148</text:p>
          </table:table-cell>
          <table:table-cell table:style-name="ce10" table:formula="of:=[.$C$3]/([.K67]/1000)" office:value-type="float" office:value="0.143553834681809" calcext:value-type="float">
            <text:p>0.144</text:p>
          </table:table-cell>
          <table:table-cell table:style-name="ce10" table:formula="of:=[.$C$3]/([.L67]/1000)" office:value-type="float" office:value="0.11804749444193" calcext:value-type="float">
            <text:p>0.118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style-name="ce10" office:value-type="float" office:value="0.527778" calcext:value-type="float">
            <text:p>0.528</text:p>
          </table:table-cell>
          <table:table-cell table:style-name="ce10" office:value-type="float" office:value="0.669767" calcext:value-type="float">
            <text:p>0.670</text:p>
          </table:table-cell>
          <table:table-cell table:style-name="ce10" office:value-type="float" office:value="0.62037" calcext:value-type="float">
            <text:p>0.620</text:p>
          </table:table-cell>
          <table:table-cell table:number-columns-repeated="3" table:style-name="ce10" office:value-type="float" office:value="0.675926" calcext:value-type="float">
            <text:p>0.676</text:p>
          </table:table-cell>
          <table:table-cell table:style-name="ce10" office:value-type="float" office:value="0.703704" calcext:value-type="float">
            <text:p>0.704</text:p>
          </table:table-cell>
          <table:table-cell table:style-name="ce10" office:value-type="float" office:value="0.731481" calcext:value-type="float">
            <text:p>0.731</text:p>
          </table:table-cell>
          <table:table-cell table:style-name="ce10" office:value-type="float" office:value="0.740741" calcext:value-type="float">
            <text:p>0.741</text:p>
          </table:table-cell>
          <table:table-cell table:style-name="ce10" office:value-type="float" office:value="0.722222" calcext:value-type="float">
            <text:p>0.7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10" office:value-type="float" office:value="0.541891" calcext:value-type="float">
            <text:p>0.542</text:p>
          </table:table-cell>
          <table:table-cell table:style-name="ce10" office:value-type="float" office:value="0.667669" calcext:value-type="float">
            <text:p>0.668</text:p>
          </table:table-cell>
          <table:table-cell table:style-name="ce10" office:value-type="float" office:value="0.624334" calcext:value-type="float">
            <text:p>0.624</text:p>
          </table:table-cell>
          <table:table-cell table:style-name="ce10" office:value-type="float" office:value="0.679483" calcext:value-type="float">
            <text:p>0.679</text:p>
          </table:table-cell>
          <table:table-cell table:style-name="ce10" office:value-type="float" office:value="0.676021" calcext:value-type="float">
            <text:p>0.676</text:p>
          </table:table-cell>
          <table:table-cell table:style-name="ce10" office:value-type="float" office:value="0.684041" calcext:value-type="float">
            <text:p>0.684</text:p>
          </table:table-cell>
          <table:table-cell table:style-name="ce10" office:value-type="float" office:value="0.70701" calcext:value-type="float">
            <text:p>0.707</text:p>
          </table:table-cell>
          <table:table-cell table:style-name="ce10" office:value-type="float" office:value="0.737186" calcext:value-type="float">
            <text:p>0.737</text:p>
          </table:table-cell>
          <table:table-cell table:style-name="ce10" office:value-type="float" office:value="0.743499" calcext:value-type="float">
            <text:p>0.743</text:p>
          </table:table-cell>
          <table:table-cell table:style-name="ce10" office:value-type="float" office:value="0.730341" calcext:value-type="float">
            <text:p>0.7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75" calcext:value-type="float">
            <text:p>0.75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75" calcext:value-type="float">
            <text:p>0.75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82353" calcext:value-type="float">
            <text:p>0.882353</text:p>
          </table:table-cell>
          <table:table-cell office:value-type="float" office:value="0.941176" calcext:value-type="float">
            <text:p>0.94117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4" calcext:value-type="float">
            <text:p>0.44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551724" calcext:value-type="float">
            <text:p>0.551724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86207" calcext:value-type="float">
            <text:p>0.58620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823529" calcext:value-type="float">
            <text:p>0.823529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.611111" calcext:value-type="float">
            <text:p>0.61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888889" calcext:value-type="float">
            <text:p>0.888889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833333" calcext:value-type="float">
            <text:p>0.83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44444" calcext:value-type="float">
            <text:p>0.944444</text:p>
          </table:table-cell>
          <table:table-cell table:number-columns-repeated="2"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44444" calcext:value-type="float">
            <text:p>0.94444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944444" calcext:value-type="float">
            <text:p>0.94444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8" calcext:value-type="float">
            <text:p>0.8</text:p>
          </table:table-cell>
          <table:table-cell office:value-type="float" office:value="0.864865" calcext:value-type="float">
            <text:p>0.864865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717949" calcext:value-type="float">
            <text:p>0.717949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727273" calcext:value-type="float">
            <text:p>0.727273</text:p>
          </table:table-cell>
          <table:table-cell table:number-columns-repeated="2" office:value-type="float" office:value="0.857143" calcext:value-type="float">
            <text:p>0.857143</text:p>
          </table:table-cell>
          <table:table-cell office:value-type="float" office:value="0.914286" calcext:value-type="float">
            <text:p>0.91428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638298" calcext:value-type="float">
            <text:p>0.638298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80851" calcext:value-type="float">
            <text:p>0.680851</text:p>
          </table:table-cell>
          <table:table-cell office:value-type="float" office:value="0.638298" calcext:value-type="float">
            <text:p>0.638298</text:p>
          </table:table-cell>
          <table:table-cell office:value-type="float" office:value="0.723404" calcext:value-type="float">
            <text:p>0.72340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8" calcext:value-type="float">
            <text:p>0.8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810811" calcext:value-type="float">
            <text:p>0.810811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8919" calcext:value-type="float">
            <text:p>0.91891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61509" calcext:value-type="float">
            <text:p>61509</text:p>
          </table:table-cell>
          <table:table-cell office:value-type="float" office:value="60606" calcext:value-type="float">
            <text:p>60606</text:p>
          </table:table-cell>
          <table:table-cell office:value-type="float" office:value="56683" calcext:value-type="float">
            <text:p>56683</text:p>
          </table:table-cell>
          <table:table-cell office:value-type="float" office:value="61599" calcext:value-type="float">
            <text:p>61599</text:p>
          </table:table-cell>
          <table:table-cell office:value-type="float" office:value="57418" calcext:value-type="float">
            <text:p>57418</text:p>
          </table:table-cell>
          <table:table-cell office:value-type="float" office:value="61203" calcext:value-type="float">
            <text:p>61203</text:p>
          </table:table-cell>
          <table:table-cell office:value-type="float" office:value="58430" calcext:value-type="float">
            <text:p>58430</text:p>
          </table:table-cell>
          <table:table-cell office:value-type="float" office:value="61741" calcext:value-type="float">
            <text:p>61741</text:p>
          </table:table-cell>
          <table:table-cell office:value-type="float" office:value="56602" calcext:value-type="float">
            <text:p>56602</text:p>
          </table:table-cell>
          <table:table-cell office:value-type="float" office:value="62556" calcext:value-type="float">
            <text:p>6255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58045" calcext:value-type="float">
            <text:p>58045</text:p>
          </table:table-cell>
          <table:table-cell office:value-type="float" office:value="57989" calcext:value-type="float">
            <text:p>57989</text:p>
          </table:table-cell>
          <table:table-cell office:value-type="float" office:value="54576" calcext:value-type="float">
            <text:p>54576</text:p>
          </table:table-cell>
          <table:table-cell office:value-type="float" office:value="61655" calcext:value-type="float">
            <text:p>61655</text:p>
          </table:table-cell>
          <table:table-cell office:value-type="float" office:value="54823" calcext:value-type="float">
            <text:p>54823</text:p>
          </table:table-cell>
          <table:table-cell office:value-type="float" office:value="56984" calcext:value-type="float">
            <text:p>56984</text:p>
          </table:table-cell>
          <table:table-cell office:value-type="float" office:value="55072" calcext:value-type="float">
            <text:p>55072</text:p>
          </table:table-cell>
          <table:table-cell office:value-type="float" office:value="58366" calcext:value-type="float">
            <text:p>58366</text:p>
          </table:table-cell>
          <table:table-cell office:value-type="float" office:value="54112" calcext:value-type="float">
            <text:p>54112</text:p>
          </table:table-cell>
          <table:table-cell office:value-type="float" office:value="59958" calcext:value-type="float">
            <text:p>59958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35308" calcext:value-type="float">
            <text:p>35308</text:p>
          </table:table-cell>
          <table:table-cell office:value-type="float" office:value="64547" calcext:value-type="float">
            <text:p>64547</text:p>
          </table:table-cell>
          <table:table-cell office:value-type="float" office:value="85978" calcext:value-type="float">
            <text:p>85978</text:p>
          </table:table-cell>
          <table:table-cell office:value-type="float" office:value="124962" calcext:value-type="float">
            <text:p>124962</text:p>
          </table:table-cell>
          <table:table-cell office:value-type="float" office:value="137698" calcext:value-type="float">
            <text:p>137698</text:p>
          </table:table-cell>
          <table:table-cell office:value-type="float" office:value="180555" calcext:value-type="float">
            <text:p>180555</text:p>
          </table:table-cell>
          <table:table-cell office:value-type="float" office:value="192656" calcext:value-type="float">
            <text:p>192656</text:p>
          </table:table-cell>
          <table:table-cell office:value-type="float" office:value="243211" calcext:value-type="float">
            <text:p>243211</text:p>
          </table:table-cell>
          <table:table-cell office:value-type="float" office:value="250777" calcext:value-type="float">
            <text:p>250777</text:p>
          </table:table-cell>
          <table:table-cell office:value-type="float" office:value="304962" calcext:value-type="float">
            <text:p>304962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4862" calcext:value-type="float">
            <text:p>154862</text:p>
          </table:table-cell>
          <table:table-cell office:value-type="float" office:value="183142" calcext:value-type="float">
            <text:p>183142</text:p>
          </table:table-cell>
          <table:table-cell office:value-type="float" office:value="197237" calcext:value-type="float">
            <text:p>197237</text:p>
          </table:table-cell>
          <table:table-cell office:value-type="float" office:value="248216" calcext:value-type="float">
            <text:p>248216</text:p>
          </table:table-cell>
          <table:table-cell office:value-type="float" office:value="249939" calcext:value-type="float">
            <text:p>249939</text:p>
          </table:table-cell>
          <table:table-cell office:value-type="float" office:value="298742" calcext:value-type="float">
            <text:p>298742</text:p>
          </table:table-cell>
          <table:table-cell office:value-type="float" office:value="306158" calcext:value-type="float">
            <text:p>306158</text:p>
          </table:table-cell>
          <table:table-cell office:value-type="float" office:value="363318" calcext:value-type="float">
            <text:p>363318</text:p>
          </table:table-cell>
          <table:table-cell office:value-type="float" office:value="361491" calcext:value-type="float">
            <text:p>361491</text:p>
          </table:table-cell>
          <table:table-cell office:value-type="float" office:value="427476" calcext:value-type="float">
            <text:p>427476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02:20:41.923645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2.2$Linux_X86_64 LibreOffice_project/40m0$Build-2</meta:generator>
    <dc:date>2015-11-06T02:22:44.346000240</dc:date>
    <meta:editing-duration>P2DT4H51M11S</meta:editing-duration>
    <meta:editing-cycles>57</meta:editing-cycles>
    <meta:document-statistic meta:table-count="3" meta:cell-count="34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5.297cm" svg:y="0.316cm" chart:style-name="ch2">
          <text:p>CropSize vs MacroFScore</text:p>
        </chart:title>
        <chart:legend chart:legend-position="end" svg:x="11.534cm" svg:y="3.703cm" style:legend-expansion="high" chart:style-name="ch3"/>
        <chart:plot-area chart:style-name="ch4" table:cell-range-address="TESTREPEATS_10.C17:TESTREPEATS_10.V17 TESTREPEATS_10.B19:TESTREPEATS_10.V19 TESTREPEATS_10.B15:TESTREPEATS_10.V15 TESTREPEATS_10.B12:TESTREPEATS_10.V12" chart:data-source-has-labels="both" svg:x="1.331cm" svg:y="1.301cm" svg:width="9.883cm" svg:height="6.538cm">
          <chartooo:coordinate-region svg:x="2.105cm" svg:y="1.5cm" svg:width="8.196cm" svg:height="5.692cm"/>
          <chart:axis chart:dimension="x" chart:name="primary-x" chart:style-name="ch5" chartooo:axis-type="auto">
            <chart:title svg:x="4.998cm" svg:y="8.019cm" chart:style-name="ch6">
              <text:p>CropSize(Pixels)</text:p>
            </chart:title>
            <chart:categories table:cell-range-address="TESTREPEATS_10.C17:TESTREPEATS_10.V17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TESTREPEATS_10.C19:TESTREPEATS_10.V19" chart:label-cell-address="TESTREPEATS_10.B19:TESTREPEATS_10.B19" chart:class="chart:scatter">
            <chart:domain table:cell-range-address="TESTREPEATS_10.C17:TESTREPEATS_10.V17"/>
            <chart:data-point chart:repeated="20"/>
          </chart:series>
          <chart:series chart:attached-axis="secondary-y" chart:style-name="ch12" chart:values-cell-range-address="TESTREPEATS_10.C15:TESTREPEATS_10.V15" chart:label-cell-address="TESTREPEATS_10.B15:TESTREPEATS_10.B15" chart:class="chart:scatter">
            <chart:data-point chart:repeated="20"/>
          </chart:series>
          <chart:series chart:attached-axis="primary-y" chart:style-name="ch13" chart:values-cell-range-address="TESTREPEATS_10.C12:TESTREPEATS_10.V12" chart:label-cell-address="TESTREPEATS_10.B12:TESTREPEATS_10.B12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.C17:TESTREPEATS_10.V1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.C17:TESTREPEATS_10.V1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19:TESTREPEATS_10.B19</svg:desc>
                </draw:g>
              </table:table-cell>
              <table:table-cell office:value-type="float" office:value="0.322458">
                <text:p>0.322458</text:p>
                <draw:g>
                  <svg:desc>TESTREPEATS_10.C19:TESTREPEATS_10.V19</svg:desc>
                </draw:g>
              </table:table-cell>
              <table:table-cell office:value-type="float" office:value="0.466042">
                <text:p>0.466042</text:p>
              </table:table-cell>
              <table:table-cell office:value-type="float" office:value="0.567366">
                <text:p>0.567366</text:p>
              </table:table-cell>
              <table:table-cell office:value-type="float" office:value="0.60023">
                <text:p>0.60023</text:p>
              </table:table-cell>
              <table:table-cell office:value-type="float" office:value="0.578654">
                <text:p>0.578654</text:p>
              </table:table-cell>
              <table:table-cell office:value-type="float" office:value="0.649905">
                <text:p>0.649905</text:p>
              </table:table-cell>
              <table:table-cell office:value-type="float" office:value="0.655939">
                <text:p>0.655939</text:p>
              </table:table-cell>
              <table:table-cell office:value-type="float" office:value="0.650936">
                <text:p>0.650936</text:p>
              </table:table-cell>
              <table:table-cell office:value-type="float" office:value="0.62751">
                <text:p>0.62751</text:p>
              </table:table-cell>
              <table:table-cell office:value-type="float" office:value="0.679185">
                <text:p>0.679185</text:p>
              </table:table-cell>
              <table:table-cell office:value-type="float" office:value="0.690281">
                <text:p>0.690281</text:p>
              </table:table-cell>
              <table:table-cell office:value-type="float" office:value="0.606165">
                <text:p>0.606165</text:p>
              </table:table-cell>
              <table:table-cell office:value-type="float" office:value="0.699515">
                <text:p>0.699515</text:p>
              </table:table-cell>
              <table:table-cell office:value-type="float" office:value="0.691462">
                <text:p>0.691462</text:p>
              </table:table-cell>
              <table:table-cell office:value-type="float" office:value="0.692773">
                <text:p>0.692773</text:p>
              </table:table-cell>
              <table:table-cell office:value-type="float" office:value="0.730341">
                <text:p>0.730341</text:p>
              </table:table-cell>
              <table:table-cell office:value-type="float" office:value="0.660186">
                <text:p>0.660186</text:p>
              </table:table-cell>
              <table:table-cell office:value-type="float" office:value="0.679881">
                <text:p>0.679881</text:p>
              </table:table-cell>
              <table:table-cell office:value-type="float" office:value="0.743222">
                <text:p>0.743222</text:p>
              </table:table-cell>
              <table:table-cell office:value-type="float" office:value="0.748971">
                <text:p>0.748971</text:p>
              </table:table-cell>
            </table:table-row>
            <table:table-row>
              <table:table-cell office:value-type="string">
                <text:p>AreaCovered</text:p>
                <draw:g>
                  <svg:desc>TESTREPEATS_10.B15:TESTREPEATS_10.B15</svg:desc>
                </draw:g>
              </table:table-cell>
              <table:table-cell office:value-type="float" office:value="0.951244212962963">
                <text:p>0.951244212962963</text:p>
                <draw:g>
                  <svg:desc>TESTREPEATS_10.C15:TESTREPEATS_10.V15</svg:desc>
                </draw:g>
              </table:table-cell>
              <table:table-cell office:value-type="float" office:value="0.91869212962963">
                <text:p>0.91869212962963</text:p>
              </table:table-cell>
              <table:table-cell office:value-type="float" office:value="0.787037037037037">
                <text:p>0.787037037037037</text:p>
              </table:table-cell>
              <table:table-cell office:value-type="float" office:value="0.853587962962963">
                <text:p>0.853587962962963</text:p>
              </table:table-cell>
              <table:table-cell office:value-type="float" office:value="0.853587962962963">
                <text:p>0.853587962962963</text:p>
              </table:table-cell>
              <table:table-cell office:value-type="float" office:value="0.870659722222222">
                <text:p>0.870659722222222</text:p>
              </table:table-cell>
              <table:table-cell office:value-type="float" office:value="0.887731481481481">
                <text:p>0.887731481481481</text:p>
              </table:table-cell>
              <table:table-cell office:value-type="float" office:value="0.896267361111111">
                <text:p>0.896267361111111</text:p>
              </table:table-cell>
              <table:table-cell office:value-type="float" office:value="0.904803240740741">
                <text:p>0.904803240740741</text:p>
              </table:table-cell>
              <table:table-cell office:value-type="float" office:value="0.91333912037037">
                <text:p>0.91333912037037</text:p>
              </table:table-cell>
              <table:table-cell office:value-type="float" office:value="0.921875">
                <text:p>0.921875</text:p>
              </table:table-cell>
              <table:table-cell office:value-type="float" office:value="0.678096064814815">
                <text:p>0.678096064814815</text:p>
              </table:table-cell>
              <table:table-cell office:value-type="float" office:value="0.68431712962963">
                <text:p>0.68431712962963</text:p>
              </table:table-cell>
              <table:table-cell office:value-type="float" office:value="0.690538194444444">
                <text:p>0.690538194444444</text:p>
              </table:table-cell>
              <table:table-cell office:value-type="float" office:value="0.696759259259259">
                <text:p>0.696759259259259</text:p>
              </table:table-cell>
              <table:table-cell office:value-type="float" office:value="0.702980324074074">
                <text:p>0.702980324074074</text:p>
              </table:table-cell>
              <table:table-cell office:value-type="float" office:value="0.777633101851852">
                <text:p>0.777633101851852</text:p>
              </table:table-cell>
              <table:table-cell office:value-type="float" office:value="0.737847222222222">
                <text:p>0.737847222222222</text:p>
              </table:table-cell>
              <table:table-cell office:value-type="float" office:value="0.860821759259259">
                <text:p>0.860821759259259</text:p>
              </table:table-cell>
              <table:table-cell office:value-type="float" office:value="0.72337962962963">
                <text:p>0.72337962962963</text:p>
              </table:table-cell>
            </table:table-row>
            <table:table-row>
              <table:table-cell office:value-type="string">
                <text:p>NumberOfSegments</text:p>
                <draw:g>
                  <svg:desc>TESTREPEATS_10.B12:TESTREPEATS_10.B12</svg:desc>
                </draw:g>
              </table:table-cell>
              <table:table-cell office:value-type="float" office:value="120">
                <text:p>120</text:p>
                <draw:g>
                  <svg:desc>TESTREPEATS_10.C12:TESTREPEATS_10.V12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 4 5" chart:style-name="ch1">
        <chart:legend chart:legend-position="end" svg:x="12.566cm" svg:y="2.956cm" style:legend-expansion="high" chart:style-name="ch2"/>
        <chart:plot-area chart:style-name="ch3" table:cell-range-address="TESTREPEATS_10.C71:TESTREPEATS_10.V77 TESTREPEATS_10.B72:TESTREPEATS_10.B77" chart:data-source-has-labels="both" svg:x="1.331cm" svg:y="0.18cm" svg:width="10.915cm" svg:height="7.659cm">
          <chartooo:coordinate-region svg:x="2.018cm" svg:y="0.379cm" svg:width="9.948cm" svg:height="6.813cm"/>
          <chart:axis chart:dimension="x" chart:name="primary-x" chart:style-name="ch4" chartooo:axis-type="auto">
            <chart:title svg:x="5.196cm" svg:y="8.019cm" chart:style-name="ch5">
              <text:p>CroppingSize(Pixels)</text:p>
            </chart:title>
            <chart:categories table:cell-range-address="TESTREPEATS_10.C71:TESTREPEATS_10.V71"/>
          </chart:axis>
          <chart:axis chart:dimension="y" chart:name="primary-y" chart:style-name="ch6">
            <chart:title svg:x="0.451cm" svg:y="5.032cm" chart:style-name="ch7">
              <text:p>MacroFScore</text:p>
            </chart:title>
            <chart:grid chart:style-name="ch8" chart:class="major"/>
          </chart:axis>
          <chart:series chart:style-name="ch9" chart:values-cell-range-address="TESTREPEATS_10.C72:TESTREPEATS_10.V72" chart:label-cell-address="TESTREPEATS_10.B72:TESTREPEATS_10.B72" chart:class="chart:scatter">
            <chart:domain table:cell-range-address="TESTREPEATS_10.C71:TESTREPEATS_10.V71"/>
            <chart:data-point chart:repeated="20"/>
          </chart:series>
          <chart:series chart:style-name="ch10" chart:values-cell-range-address="TESTREPEATS_10.C73:TESTREPEATS_10.V73" chart:label-cell-address="TESTREPEATS_10.B73:TESTREPEATS_10.B73" chart:class="chart:scatter">
            <chart:data-point chart:repeated="20"/>
          </chart:series>
          <chart:series chart:style-name="ch11" chart:values-cell-range-address="TESTREPEATS_10.C74:TESTREPEATS_10.V74" chart:label-cell-address="TESTREPEATS_10.B74:TESTREPEATS_10.B74" chart:class="chart:scatter">
            <chart:data-point chart:repeated="20"/>
          </chart:series>
          <chart:series chart:style-name="ch12" chart:values-cell-range-address="TESTREPEATS_10.C75:TESTREPEATS_10.V75" chart:label-cell-address="TESTREPEATS_10.B75:TESTREPEATS_10.B75" chart:class="chart:scatter">
            <chart:data-point chart:repeated="20"/>
          </chart:series>
          <chart:series chart:style-name="ch13" chart:values-cell-range-address="TESTREPEATS_10.C76:TESTREPEATS_10.V76" chart:label-cell-address="TESTREPEATS_10.B76:TESTREPEATS_10.B76" chart:class="chart:scatter">
            <chart:data-point chart:repeated="20"/>
          </chart:series>
          <chart:series chart:style-name="ch14" chart:values-cell-range-address="TESTREPEATS_10.C77:TESTREPEATS_10.V77" chart:label-cell-address="TESTREPEATS_10.B77:TESTREPEATS_10.B7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.C71:TESTREPEATS_10.V7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.C71:TESTREPEATS_10.V7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rass</text:p>
                <draw:g>
                  <svg:desc>TESTREPEATS_10.B72:TESTREPEATS_10.B72</svg:desc>
                </draw:g>
              </table:table-cell>
              <table:table-cell office:value-type="float" office:value="0.289271">
                <text:p>0.289271</text:p>
                <draw:g>
                  <svg:desc>TESTREPEATS_10.C72:TESTREPEATS_10.V72</svg:desc>
                </draw:g>
              </table:table-cell>
              <table:table-cell office:value-type="float" office:value="0.41958">
                <text:p>0.41958</text:p>
              </table:table-cell>
              <table:table-cell office:value-type="float" office:value="0.616667">
                <text:p>0.616667</text:p>
              </table:table-cell>
              <table:table-cell office:value-type="float" office:value="0.376812">
                <text:p>0.376812</text:p>
              </table:table-cell>
              <table:table-cell office:value-type="float" office:value="0.578947">
                <text:p>0.578947</text:p>
              </table:table-cell>
              <table:table-cell office:value-type="float" office:value="0.54">
                <text:p>0.54</text:p>
              </table:table-cell>
              <table:table-cell office:value-type="float" office:value="0.589474">
                <text:p>0.589474</text:p>
              </table:table-cell>
              <table:table-cell office:value-type="float" office:value="0.589744">
                <text:p>0.589744</text:p>
              </table:table-cell>
              <table:table-cell office:value-type="float" office:value="0.423529">
                <text:p>0.423529</text:p>
              </table:table-cell>
              <table:table-cell office:value-type="float" office:value="0.536585">
                <text:p>0.536585</text:p>
              </table:table-cell>
              <table:table-cell office:value-type="float" office:value="0.615385">
                <text:p>0.615385</text:p>
              </table:table-cell>
              <table:table-cell office:value-type="float" office:value="0.702703">
                <text:p>0.702703</text:p>
              </table:table-cell>
              <table:table-cell office:value-type="float" office:value="0.702703">
                <text:p>0.702703</text:p>
              </table:table-cell>
              <table:table-cell office:value-type="float" office:value="0.6875">
                <text:p>0.6875</text:p>
              </table:table-cell>
              <table:table-cell office:value-type="float" office:value="0.764706">
                <text:p>0.764706</text:p>
              </table:table-cell>
              <table:table-cell office:value-type="float" office:value="0.625">
                <text:p>0.625</text:p>
              </table:table-cell>
              <table:table-cell office:value-type="float" office:value="0.583333">
                <text:p>0.583333</text:p>
              </table:table-cell>
              <table:table-cell office:value-type="float" office:value="0.516129">
                <text:p>0.516129</text:p>
              </table:table-cell>
              <table:table-cell office:value-type="float" office:value="0.64">
                <text:p>0.64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Hedge</text:p>
                <draw:g>
                  <svg:desc>TESTREPEATS_10.B73:TESTREPEATS_10.B73</svg:desc>
                </draw:g>
              </table:table-cell>
              <table:table-cell office:value-type="float" office:value="0.382657">
                <text:p>0.382657</text:p>
                <draw:g>
                  <svg:desc>TESTREPEATS_10.C73:TESTREPEATS_10.V73</svg:desc>
                </draw:g>
              </table:table-cell>
              <table:table-cell office:value-type="float" office:value="0.67541">
                <text:p>0.67541</text:p>
              </table:table-cell>
              <table:table-cell office:value-type="float" office:value="0.545455">
                <text:p>0.545455</text:p>
              </table:table-cell>
              <table:table-cell office:value-type="float" office:value="0.711111">
                <text:p>0.711111</text:p>
              </table:table-cell>
              <table:table-cell office:value-type="float" office:value="0.531646">
                <text:p>0.531646</text:p>
              </table:table-cell>
              <table:table-cell office:value-type="float" office:value="0.756757">
                <text:p>0.756757</text:p>
              </table:table-cell>
              <table:table-cell office:value-type="float" office:value="0.609756">
                <text:p>0.609756</text:p>
              </table:table-cell>
              <table:table-cell office:value-type="float" office:value="0.746269">
                <text:p>0.746269</text:p>
              </table:table-cell>
              <table:table-cell office:value-type="float" office:value="0.746269">
                <text:p>0.746269</text:p>
              </table:table-cell>
              <table:table-cell office:value-type="float" office:value="0.753247">
                <text:p>0.753247</text:p>
              </table:table-cell>
              <table:table-cell office:value-type="float" office:value="0.702703">
                <text:p>0.702703</text:p>
              </table:table-cell>
              <table:table-cell office:value-type="float" office:value="0.756757">
                <text:p>0.756757</text:p>
              </table:table-cell>
              <table:table-cell office:value-type="float" office:value="0.680851">
                <text:p>0.680851</text:p>
              </table:table-cell>
              <table:table-cell office:value-type="float" office:value="0.742857">
                <text:p>0.742857</text:p>
              </table:table-cell>
              <table:table-cell office:value-type="float" office:value="0.857143">
                <text:p>0.857143</text:p>
              </table:table-cell>
              <table:table-cell office:value-type="float" office:value="0.717949">
                <text:p>0.717949</text:p>
              </table:table-cell>
              <table:table-cell office:value-type="float" office:value="0.878049">
                <text:p>0.878049</text:p>
              </table:table-cell>
              <table:table-cell office:value-type="float" office:value="0.827586">
                <text:p>0.827586</text:p>
              </table:table-cell>
              <table:table-cell office:value-type="float" office:value="0.758621">
                <text:p>0.7586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ectPaving</text:p>
                <draw:g>
                  <svg:desc>TESTREPEATS_10.B74:TESTREPEATS_10.B74</svg:desc>
                </draw:g>
              </table:table-cell>
              <table:table-cell office:value-type="float" office:value="0.268371">
                <text:p>0.268371</text:p>
                <draw:g>
                  <svg:desc>TESTREPEATS_10.C74:TESTREPEATS_10.V74</svg:desc>
                </draw:g>
              </table:table-cell>
              <table:table-cell office:value-type="float" office:value="0.359133">
                <text:p>0.359133</text:p>
              </table:table-cell>
              <table:table-cell office:value-type="float" office:value="0.411765">
                <text:p>0.411765</text:p>
              </table:table-cell>
              <table:table-cell office:value-type="float" office:value="0.693333">
                <text:p>0.693333</text:p>
              </table:table-cell>
              <table:table-cell office:value-type="float" office:value="0.625">
                <text:p>0.625</text:p>
              </table:table-cell>
              <table:table-cell office:value-type="float" office:value="0.769231">
                <text:p>0.769231</text:p>
              </table:table-cell>
              <table:table-cell office:value-type="float" office:value="0.688525">
                <text:p>0.688525</text:p>
              </table:table-cell>
              <table:table-cell office:value-type="float" office:value="0.694444">
                <text:p>0.694444</text:p>
              </table:table-cell>
              <table:table-cell office:value-type="float" office:value="0.561404">
                <text:p>0.561404</text:p>
              </table:table-cell>
              <table:table-cell office:value-type="float" office:value="0.692308">
                <text:p>0.692308</text:p>
              </table:table-cell>
              <table:table-cell office:value-type="float" office:value="0.722222">
                <text:p>0.722222</text:p>
              </table:table-cell>
              <table:table-cell office:value-type="float" office:value="0.648649">
                <text:p>0.648649</text:p>
              </table:table-cell>
              <table:table-cell office:value-type="float" office:value="0.666667">
                <text:p>0.666667</text:p>
              </table:table-cell>
              <table:table-cell office:value-type="float" office:value="0.705882">
                <text:p>0.705882</text:p>
              </table:table-cell>
              <table:table-cell office:value-type="float" office:value="0.628571">
                <text:p>0.62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4">
                <text:p>0.4</text:p>
              </table:table-cell>
              <table:table-cell office:value-type="float" office:value="0.470588">
                <text:p>0.470588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mallBlocks</text:p>
                <draw:g>
                  <svg:desc>TESTREPEATS_10.B75:TESTREPEATS_10.B75</svg:desc>
                </draw:g>
              </table:table-cell>
              <table:table-cell office:value-type="float" office:value="0.3086">
                <text:p>0.3086</text:p>
                <draw:g>
                  <svg:desc>TESTREPEATS_10.C75:TESTREPEATS_10.V75</svg:desc>
                </draw:g>
              </table:table-cell>
              <table:table-cell office:value-type="float" office:value="0.493421">
                <text:p>0.493421</text:p>
              </table:table-cell>
              <table:table-cell office:value-type="float" office:value="0.62069">
                <text:p>0.62069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  <table:table-cell office:value-type="float" office:value="0.656716">
                <text:p>0.656716</text:p>
              </table:table-cell>
              <table:table-cell office:value-type="float" office:value="0.586207">
                <text:p>0.586207</text:p>
              </table:table-cell>
              <table:table-cell office:value-type="float" office:value="0.691358">
                <text:p>0.691358</text:p>
              </table:table-cell>
              <table:table-cell office:value-type="float" office:value="0.621622">
                <text:p>0.621622</text:p>
              </table:table-cell>
              <table:table-cell office:value-type="float" office:value="0.761905">
                <text:p>0.761905</text:p>
              </table:table-cell>
              <table:table-cell office:value-type="float" office:value="0.857143">
                <text:p>0.857143</text:p>
              </table:table-cell>
              <table:table-cell office:value-type="float" office:value="0.47619">
                <text:p>0.47619</text:p>
              </table:table-cell>
              <table:table-cell office:value-type="float" office:value="0.8">
                <text:p>0.8</text:p>
              </table:table-cell>
              <table:table-cell office:value-type="float" office:value="0.711111">
                <text:p>0.711111</text:p>
              </table:table-cell>
              <table:table-cell office:value-type="float" office:value="0.634146">
                <text:p>0.634146</text:p>
              </table:table-cell>
              <table:table-cell office:value-type="float" office:value="0.723404">
                <text:p>0.723404</text:p>
              </table:table-cell>
              <table:table-cell office:value-type="float" office:value="0.8">
                <text:p>0.8</text:p>
              </table:table-cell>
              <table:table-cell office:value-type="float" office:value="0.782609">
                <text:p>0.782609</text:p>
              </table:table-cell>
              <table:table-cell office:value-type="float" office:value="0.909091">
                <text:p>0.909091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tarmac</text:p>
                <draw:g>
                  <svg:desc>TESTREPEATS_10.B76:TESTREPEATS_10.B76</svg:desc>
                </draw:g>
              </table:table-cell>
              <table:table-cell office:value-type="float" office:value="0.502976">
                <text:p>0.502976</text:p>
                <draw:g>
                  <svg:desc>TESTREPEATS_10.C76:TESTREPEATS_10.V76</svg:desc>
                </draw:g>
              </table:table-cell>
              <table:table-cell office:value-type="float" office:value="0.636591">
                <text:p>0.636591</text:p>
              </table:table-cell>
              <table:table-cell office:value-type="float" office:value="0.755556">
                <text:p>0.755556</text:p>
              </table:table-cell>
              <table:table-cell office:value-type="float" office:value="0.823529">
                <text:p>0.823529</text:p>
              </table:table-cell>
              <table:table-cell office:value-type="float" office:value="0.929577">
                <text:p>0.929577</text:p>
              </table:table-cell>
              <table:table-cell office:value-type="float" office:value="0.738462">
                <text:p>0.738462</text:p>
              </table:table-cell>
              <table:table-cell office:value-type="float" office:value="0.825397">
                <text:p>0.825397</text:p>
              </table:table-cell>
              <table:table-cell office:value-type="float" office:value="0.730159">
                <text:p>0.730159</text:p>
              </table:table-cell>
              <table:table-cell office:value-type="float" office:value="0.888889">
                <text:p>0.888889</text:p>
              </table:table-cell>
              <table:table-cell office:value-type="float" office:value="0.852941">
                <text:p>0.852941</text:p>
              </table:table-cell>
              <table:table-cell office:value-type="float" office:value="0.823529">
                <text:p>0.823529</text:p>
              </table:table-cell>
              <table:table-cell office:value-type="float" office:value="0.642857">
                <text:p>0.642857</text:p>
              </table:table-cell>
              <table:table-cell office:value-type="float" office:value="0.8">
                <text:p>0.8</text:p>
              </table:table-cell>
              <table:table-cell office:value-type="float" office:value="0.914286">
                <text:p>0.914286</text:p>
              </table:table-cell>
              <table:table-cell office:value-type="float" office:value="0.823529">
                <text:p>0.823529</text:p>
              </table:table-cell>
              <table:table-cell office:value-type="float" office:value="0.8">
                <text:p>0.8</text:p>
              </table:table-cell>
              <table:table-cell office:value-type="float" office:value="0.733333">
                <text:p>0.733333</text:p>
              </table:table-cell>
              <table:table-cell office:value-type="float" office:value="0.916667">
                <text:p>0.916667</text:p>
              </table:table-cell>
              <table:table-cell office:value-type="float" office:value="0.956522">
                <text:p>0.956522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unevenBricks</text:p>
                <draw:g>
                  <svg:desc>TESTREPEATS_10.B77:TESTREPEATS_10.B77</svg:desc>
                </draw:g>
              </table:table-cell>
              <table:table-cell office:value-type="float" office:value="0.0912698">
                <text:p>0.0912698</text:p>
                <draw:g>
                  <svg:desc>TESTREPEATS_10.C77:TESTREPEATS_10.V77</svg:desc>
                </draw:g>
              </table:table-cell>
              <table:table-cell office:value-type="float" office:value="0.143426">
                <text:p>0.143426</text:p>
              </table:table-cell>
              <table:table-cell office:value-type="float" office:value="0.311111">
                <text:p>0.311111</text:p>
              </table:table-cell>
              <table:table-cell office:value-type="float" office:value="0.290909">
                <text:p>0.290909</text:p>
              </table:table-cell>
              <table:table-cell office:value-type="float" office:value="0.275862">
                <text:p>0.275862</text:p>
              </table:table-cell>
              <table:table-cell office:value-type="float" office:value="0.360656">
                <text:p>0.360656</text:p>
              </table:table-cell>
              <table:table-cell office:value-type="float" office:value="0.520548">
                <text:p>0.520548</text:p>
              </table:table-cell>
              <table:table-cell office:value-type="float" office:value="0.422535">
                <text:p>0.422535</text:p>
              </table:table-cell>
              <table:table-cell office:value-type="float" office:value="0.467532">
                <text:p>0.467532</text:p>
              </table:table-cell>
              <table:table-cell office:value-type="float" office:value="0.4375">
                <text:p>0.4375</text:p>
              </table:table-cell>
              <table:table-cell office:value-type="float" office:value="0.411765">
                <text:p>0.411765</text:p>
              </table:table-cell>
              <table:table-cell office:value-type="float" office:value="0.342857">
                <text:p>0.342857</text:p>
              </table:table-cell>
              <table:table-cell office:value-type="float" office:value="0.4">
                <text:p>0.4</text:p>
              </table:table-cell>
              <table:table-cell office:value-type="float" office:value="0.342857">
                <text:p>0.342857</text:p>
              </table:table-cell>
              <table:table-cell office:value-type="float" office:value="0.432432">
                <text:p>0.432432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row-mapping="0" chart:style-name="ch1">
        <chart:plot-area chart:style-name="ch2" table:cell-range-address="TESTREPEATS_1.C6:TESTREPEATS_1.U6 TESTREPEATS_1.B8:TESTREPEATS_1.U8" chart:data-source-has-labels="both" svg:x="1.33cm" svg:y="0.18cm" svg:width="14.35cm" svg:height="7.659cm">
          <chartooo:coordinate-region svg:x="2.057cm" svg:y="0.38cm" svg:width="13.343cm" svg:height="6.812cm"/>
          <chart:axis chart:dimension="x" chart:name="primary-x" chart:style-name="ch3" chartooo:axis-type="auto">
            <chart:title svg:x="7.257cm" svg:y="8.019cm" chart:style-name="ch4">
              <text:p>Cropsize(Pixels)</text:p>
            </chart:title>
            <chart:categories table:cell-range-address="TESTREPEATS_1.C6:TESTREPEATS_1.U6"/>
          </chart:axis>
          <chart:axis chart:dimension="y" chart:name="primary-y" chart:style-name="ch3">
            <chart:title svg:x="0.451cm" svg:y="5.032cm" chart:style-name="ch5">
              <text:p>MacroFScore</text:p>
            </chart:title>
            <chart:grid chart:style-name="ch6" chart:class="major"/>
          </chart:axis>
          <chart:series chart:style-name="ch7" chart:values-cell-range-address="TESTREPEATS_1.C8:TESTREPEATS_1.U8" chart:label-cell-address="TESTREPEATS_1.B8:TESTREPEATS_1.B8" chart:class="chart:scatter">
            <chart:domain table:cell-range-address="TESTREPEATS_1.C6:TESTREPEATS_1.U6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.C6:TESTREPEATS_1.U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.C6:TESTREPEATS_1.U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.B8:TESTREPEATS_1.B8</svg:desc>
                </draw:g>
              </table:table-cell>
              <table:table-cell office:value-type="float" office:value="0.284361">
                <text:p>0.284361</text:p>
                <draw:g>
                  <svg:desc>TESTREPEATS_1.C8:TESTREPEATS_1.U8</svg:desc>
                </draw:g>
              </table:table-cell>
              <table:table-cell office:value-type="float" office:value="0.377861">
                <text:p>0.377861</text:p>
              </table:table-cell>
              <table:table-cell office:value-type="float" office:value="0.495872">
                <text:p>0.495872</text:p>
              </table:table-cell>
              <table:table-cell office:value-type="float" office:value="0.423341">
                <text:p>0.423341</text:p>
              </table:table-cell>
              <table:table-cell office:value-type="float" office:value="0.496879">
                <text:p>0.496879</text:p>
              </table:table-cell>
              <table:table-cell office:value-type="float" office:value="0.451425">
                <text:p>0.451425</text:p>
              </table:table-cell>
              <table:table-cell office:value-type="float" office:value="0.453948">
                <text:p>0.453948</text:p>
              </table:table-cell>
              <table:table-cell office:value-type="float" office:value="0.472617">
                <text:p>0.472617</text:p>
              </table:table-cell>
              <table:table-cell office:value-type="float" office:value="0.490454">
                <text:p>0.490454</text:p>
              </table:table-cell>
              <table:table-cell office:value-type="float" office:value="0.514738">
                <text:p>0.514738</text:p>
              </table:table-cell>
              <table:table-cell office:value-type="float" office:value="0.399735">
                <text:p>0.399735</text:p>
              </table:table-cell>
              <table:table-cell office:value-type="float" office:value="0.435103">
                <text:p>0.435103</text:p>
              </table:table-cell>
              <table:table-cell office:value-type="float" office:value="0.590463">
                <text:p>0.590463</text:p>
              </table:table-cell>
              <table:table-cell office:value-type="float" office:value="0.428322">
                <text:p>0.428322</text:p>
              </table:table-cell>
              <table:table-cell office:value-type="float" office:value="0.541891">
                <text:p>0.541891</text:p>
              </table:table-cell>
              <table:table-cell office:value-type="float" office:value="0.528015">
                <text:p>0.528015</text:p>
              </table:table-cell>
              <table:table-cell office:value-type="float" office:value="0.478573">
                <text:p>0.478573</text:p>
              </table:table-cell>
              <table:table-cell office:value-type="float" office:value="0.458375">
                <text:p>0.458375</text:p>
              </table:table-cell>
              <table:table-cell office:value-type="float" office:value="0.507443">
                <text:p>0.5074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Scale 7: Cropsize 133Pixels</text:p>
        </chart:title>
        <chart:legend chart:legend-position="end" svg:x="12.486cm" svg:y="3.952cm" style:legend-expansion="high" chart:style-name="ch3"/>
        <chart:plot-area chart:style-name="ch4" table:cell-range-address="TESTREPEATS_ALL.C4:TESTREPEATS_ALL.L5 TESTREPEATS_ALL.B4:TESTREPEATS_ALL.B5 TESTREPEATS_ALL.B7:TESTREPEATS_ALL.L7" chart:data-source-has-labels="both" svg:x="1.331cm" svg:y="1.301cm" svg:width="9.954cm" svg:height="6.538cm">
          <chartooo:coordinate-region svg:x="2.429cm" svg:y="1.501cm" svg:width="7.757cm" svg:height="5.691cm"/>
          <chart:axis chart:dimension="x" chart:name="primary-x" chart:style-name="ch5" chartooo:axis-type="auto">
            <chartooo:date-scale/>
            <chart:title svg:x="4.041cm" svg:y="8.019cm" chart:style-name="ch6">
              <text:p>Number of Averaged Readings</text:p>
            </chart:title>
            <chart:categories table:cell-range-address="TESTREPEATS_ALL.C4:TESTREPEATS_ALL.L4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1.605cm" svg:y="6.387cm" chart:style-name="ch8">
              <text:p>FramesPerSecond(FPS)</text:p>
            </chart:title>
          </chart:axis>
          <chart:series chart:attached-axis="secondary-y" chart:style-name="ch11" chart:values-cell-range-address="TESTREPEATS_ALL.C5:TESTREPEATS_ALL.L5" chart:label-cell-address="TESTREPEATS_ALL.B5:TESTREPEATS_ALL.B5" chart:class="chart:line">
            <chart:data-point chart:repeated="10"/>
          </chart:series>
          <chart:series chart:attached-axis="primary-y" chart:style-name="ch12" chart:values-cell-range-address="TESTREPEATS_ALL.C7:TESTREPEATS_ALL.L7" chart:label-cell-address="TESTREPEATS_ALL.B7:TESTREPEATS_ALL.B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ESTREPEATS_ALL.C4:TESTREPEATS_ALL.L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TESTREPEATS_ALL.B5:TESTREPEATS_ALL.B5</svg:desc>
                </draw:g>
              </table:table-cell>
              <table:table-cell office:value-type="float" office:value="1.01959895774329">
                <text:p>1.01959895774329</text:p>
                <draw:g>
                  <svg:desc>TESTREPEATS_ALL.C5:TESTREPEATS_ALL.L5</svg:desc>
                </draw:g>
              </table:table-cell>
              <table:table-cell office:value-type="float" office:value="0.557733124699831">
                <text:p>0.557733124699831</text:p>
              </table:table-cell>
              <table:table-cell office:value-type="float" office:value="0.418711763474377">
                <text:p>0.418711763474377</text:p>
              </table:table-cell>
              <table:table-cell office:value-type="float" office:value="0.288087578623902">
                <text:p>0.288087578623902</text:p>
              </table:table-cell>
              <table:table-cell office:value-type="float" office:value="0.261441705761885">
                <text:p>0.261441705761885</text:p>
              </table:table-cell>
              <table:table-cell office:value-type="float" office:value="0.199385228877627">
                <text:p>0.199385228877627</text:p>
              </table:table-cell>
              <table:table-cell office:value-type="float" office:value="0.18686155634914">
                <text:p>0.18686155634914</text:p>
              </table:table-cell>
              <table:table-cell office:value-type="float" office:value="0.148019620823071">
                <text:p>0.148019620823071</text:p>
              </table:table-cell>
              <table:table-cell office:value-type="float" office:value="0.143553834681809">
                <text:p>0.143553834681809</text:p>
              </table:table-cell>
              <table:table-cell office:value-type="float" office:value="0.11804749444193">
                <text:p>0.11804749444193</text:p>
              </table:table-cell>
            </table:table-row>
            <table:table-row>
              <table:table-cell office:value-type="string">
                <text:p>Macro FScore</text:p>
                <draw:g>
                  <svg:desc>TESTREPEATS_ALL.B7:TESTREPEATS_ALL.B7</svg:desc>
                </draw:g>
              </table:table-cell>
              <table:table-cell office:value-type="float" office:value="0.541891">
                <text:p>0.541891</text:p>
                <draw:g>
                  <svg:desc>TESTREPEATS_ALL.C7:TESTREPEATS_ALL.L7</svg:desc>
                </draw:g>
              </table:table-cell>
              <table:table-cell office:value-type="float" office:value="0.667669">
                <text:p>0.667669</text:p>
              </table:table-cell>
              <table:table-cell office:value-type="float" office:value="0.624334">
                <text:p>0.624334</text:p>
              </table:table-cell>
              <table:table-cell office:value-type="float" office:value="0.679483">
                <text:p>0.679483</text:p>
              </table:table-cell>
              <table:table-cell office:value-type="float" office:value="0.676021">
                <text:p>0.676021</text:p>
              </table:table-cell>
              <table:table-cell office:value-type="float" office:value="0.684041">
                <text:p>0.684041</text:p>
              </table:table-cell>
              <table:table-cell office:value-type="float" office:value="0.70701">
                <text:p>0.70701</text:p>
              </table:table-cell>
              <table:table-cell office:value-type="float" office:value="0.737186">
                <text:p>0.737186</text:p>
              </table:table-cell>
              <table:table-cell office:value-type="float" office:value="0.743499">
                <text:p>0.743499</text:p>
              </table:table-cell>
              <table:table-cell office:value-type="float" office:value="0.730341">
                <text:p>0.730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